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adornments="Standaard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adornments="Cursief" style:font-family-generic="swiss" style:font-pitch="variable"/>
    <style:font-face style:name="Liberation Sans3" svg:font-family="'Liberation Sans'" style:font-adornments="Standaard" style:font-family-generic="swiss" style:font-pitch="variable"/>
    <style:font-face style:name="Liberation Sans4" svg:font-family="'Liberation Sans'" style:font-adornments="Vet" style:font-family-generic="swiss" style:font-pitch="variable"/>
    <style:font-face style:name="Liberation Sans5" svg:font-family="'Liberation Sans'" style:font-adornments="Vet cursief" style:font-family-generic="swiss" style:font-pitch="variable"/>
    <style:font-face style:name="Lucida Sans Unicode" svg:font-family="'Lucida Sans Unicode'" style:font-pitch="variable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Tabel6" style:family="table">
      <style:table-properties style:width="24.994cm" fo:margin-left="0.379cm" table:align="left" fo:background-color="transparent" style:writing-mode="lr-tb">
        <style:background-image/>
      </style:table-properties>
    </style:style>
    <style:style style:name="Tabel6.A" style:family="table-column">
      <style:table-column-properties style:column-width="0.621cm"/>
    </style:style>
    <style:style style:name="Tabel6.B" style:family="table-column">
      <style:table-column-properties style:column-width="24.373cm"/>
    </style:style>
    <style:style style:name="Tabel6.1" style:family="table-row">
      <style:table-row-properties fo:background-color="transparent">
        <style:background-image/>
      </style:table-row-properties>
    </style:style>
    <style:style style:name="Tabel6.A1" style:family="table-cell">
      <style:table-cell-properties fo:padding="0.019cm" fo:border="none"/>
    </style:style>
    <style:style style:name="Tabel3" style:family="table">
      <style:table-properties style:width="24.994cm" fo:margin-left="0.379cm" table:align="left" fo:background-color="transparent" style:writing-mode="lr-tb">
        <style:background-image/>
      </style:table-properties>
    </style:style>
    <style:style style:name="Tabel3.A" style:family="table-column">
      <style:table-column-properties style:column-width="0.621cm"/>
    </style:style>
    <style:style style:name="Tabel3.B" style:family="table-column">
      <style:table-column-properties style:column-width="24.373cm"/>
    </style:style>
    <style:style style:name="Tabel3.1" style:family="table-row">
      <style:table-row-properties style:min-row-height="0.445cm" fo:background-color="transparent">
        <style:background-image/>
      </style:table-row-properties>
    </style:style>
    <style:style style:name="Tabel3.A1" style:family="table-cell">
      <style:table-cell-properties fo:padding="0.019cm" fo:border="none"/>
    </style:style>
    <style:style style:name="Tabel5" style:family="table">
      <style:table-properties style:width="24.994cm" fo:margin-left="0.379cm" table:align="left" fo:background-color="transparent" style:writing-mode="lr-tb">
        <style:background-image/>
      </style:table-properties>
    </style:style>
    <style:style style:name="Tabel5.A" style:family="table-column">
      <style:table-column-properties style:column-width="0.621cm"/>
    </style:style>
    <style:style style:name="Tabel5.B" style:family="table-column">
      <style:table-column-properties style:column-width="24.373cm"/>
    </style:style>
    <style:style style:name="Tabel5.1" style:family="table-row">
      <style:table-row-properties style:min-row-height="0.605cm" fo:background-color="transparent">
        <style:background-image/>
      </style:table-row-properties>
    </style:style>
    <style:style style:name="Tabel5.A1" style:family="table-cell">
      <style:table-cell-properties fo:padding="0.019cm" fo:border="none"/>
    </style:style>
    <style:style style:name="Tabel4" style:family="table">
      <style:table-properties style:width="25.024cm" fo:margin-left="0.078cm" fo:break-before="page" table:align="left" style:writing-mode="lr-tb"/>
    </style:style>
    <style:style style:name="Tabel4.A" style:family="table-column">
      <style:table-column-properties style:column-width="0.688cm"/>
    </style:style>
    <style:style style:name="Tabel4.B" style:family="table-column">
      <style:table-column-properties style:column-width="12.404cm"/>
    </style:style>
    <style:style style:name="Tabel4.C" style:family="table-column">
      <style:table-column-properties style:column-width="11.933cm"/>
    </style:style>
    <style:style style:name="Tabel4.A1" style:family="table-cell">
      <style:table-cell-properties fo:padding="0.097cm" fo:border="0.5pt solid #000000"/>
    </style:style>
    <style:style style:name="Tabel4.A2" style:family="table-cell">
      <style:table-cell-properties fo:padding="0.097cm" fo:border-left="0.5pt solid #000000" fo:border-right="none" fo:border-top="none" fo:border-bottom="0.5pt solid #000000"/>
    </style:style>
    <style:style style:name="Tabel4.C2" style:family="table-cell">
      <style:table-cell-properties fo:padding="0.097cm" fo:border-left="0.5pt solid #000000" fo:border-right="0.5pt solid #000000" fo:border-top="none" fo:border-bottom="0.5pt solid #000000"/>
    </style:style>
    <style:style style:name="Tabel7" style:family="table">
      <style:table-properties style:width="24.994cm" fo:margin-left="0.108cm" table:align="left" style:writing-mode="lr-tb"/>
    </style:style>
    <style:style style:name="Tabel7.A" style:family="table-column">
      <style:table-column-properties style:column-width="0.688cm"/>
    </style:style>
    <style:style style:name="Tabel7.B" style:family="table-column">
      <style:table-column-properties style:column-width="12.308cm"/>
    </style:style>
    <style:style style:name="Tabel7.C" style:family="table-column">
      <style:table-column-properties style:column-width="11.998cm"/>
    </style:style>
    <style:style style:name="Tabel7.A1" style:family="table-cell">
      <style:table-cell-properties fo:padding="0.097cm" fo:border="0.5pt solid #000000"/>
    </style:style>
    <style:style style:name="Tabel7.A2" style:family="table-cell">
      <style:table-cell-properties fo:padding="0.097cm" fo:border-left="0.5pt solid #000000" fo:border-right="none" fo:border-top="none" fo:border-bottom="0.5pt solid #000000"/>
    </style:style>
    <style:style style:name="Tabel7.C2" style:family="table-cell">
      <style:table-cell-properties fo:padding="0.097cm" fo:border-left="0.5pt solid #000000" fo:border-right="0.5pt solid #000000" fo:border-top="none" fo:border-bottom="0.5pt solid #000000"/>
    </style:style>
    <style:style style:name="_32_._5f_Ubuntu_5f_installeren" style:display-name="2._Ubuntu_installeren" style:family="table">
      <style:table-properties style:width="25.003cm" fo:margin-left="0.379cm" table:align="left" fo:background-color="transparent" style:writing-mode="lr-tb">
        <style:background-image/>
      </style:table-properties>
    </style:style>
    <style:style style:name="_32_._5f_Ubuntu_5f_installeren.A" style:display-name="2._Ubuntu_installeren.A" style:family="table-column">
      <style:table-column-properties style:column-width="0.621cm"/>
    </style:style>
    <style:style style:name="_32_._5f_Ubuntu_5f_installeren.B" style:display-name="2._Ubuntu_installeren.B" style:family="table-column">
      <style:table-column-properties style:column-width="24.382cm"/>
    </style:style>
    <style:style style:name="_32_._5f_Ubuntu_5f_installeren.1" style:display-name="2._Ubuntu_installeren.1" style:family="table-row">
      <style:table-row-properties fo:background-color="transparent">
        <style:background-image/>
      </style:table-row-properties>
    </style:style>
    <style:style style:name="_32_._5f_Ubuntu_5f_installeren.A1" style:display-name="2._Ubuntu_installeren.A1" style:family="table-cell">
      <style:table-cell-properties fo:padding="0.019cm" fo:border="none"/>
    </style:style>
    <style:style style:name="Tabel1" style:family="table">
      <style:table-properties style:width="25.7cm" fo:break-before="page" table:align="margins" style:writing-mode="lr-tb"/>
    </style:style>
    <style:style style:name="Tabel1.A" style:family="table-column">
      <style:table-column-properties style:column-width="1.603cm" style:rel-column-width="4088*"/>
    </style:style>
    <style:style style:name="Tabel1.B" style:family="table-column">
      <style:table-column-properties style:column-width="5.697cm" style:rel-column-width="14528*"/>
    </style:style>
    <style:style style:name="Tabel1.C" style:family="table-column">
      <style:table-column-properties style:column-width="3.404cm" style:rel-column-width="8681*"/>
    </style:style>
    <style:style style:name="Tabel1.D" style:family="table-column">
      <style:table-column-properties style:column-width="4.798cm" style:rel-column-width="12234*"/>
    </style:style>
    <style:style style:name="Tabel1.E" style:family="table-column">
      <style:table-column-properties style:column-width="0.494cm" style:rel-column-width="1259*"/>
    </style:style>
    <style:style style:name="Tabel1.F" style:family="table-column">
      <style:table-column-properties style:column-width="4.112cm" style:rel-column-width="10484*"/>
    </style:style>
    <style:style style:name="Tabel1.G" style:family="table-column">
      <style:table-column-properties style:column-width="5.593cm" style:rel-column-width="14261*"/>
    </style:style>
    <style:style style:name="Tabel1.1" style:family="table-row">
      <style:table-row-properties style:min-row-height="0.7cm" fo:keep-together="auto"/>
    </style:style>
    <style:style style:name="Tabel1.A1" style:family="table-cell">
      <style:table-cell-properties style:vertical-align="middle" fo:padding="0.097cm" fo:border-left="0.05pt solid #000000" fo:border-right="none" fo:border-top="0.05pt solid #000000" fo:border-bottom="0.05pt solid #000000" style:writing-mode="lr-tb"/>
    </style:style>
    <style:style style:name="Tabel1.D1" style:family="table-cell">
      <style:table-cell-properties style:vertical-align="middle" fo:padding="0.097cm" fo:border="0.05pt solid #000000" style:writing-mode="lr-tb"/>
    </style:style>
    <style:style style:name="Tabel1.E1" style:family="table-cell">
      <style:table-cell-properties style:vertical-align="top" fo:padding="0.097cm" fo:border="none" style:writing-mode="lr-tb"/>
    </style:style>
    <style:style style:name="Tabel1.F1" style:family="table-cell">
      <style:table-cell-properties style:vertical-align="top" fo:padding="0.097cm" fo:border-left="0.5pt solid #000000" fo:border-right="none" fo:border-top="0.5pt solid #000000" fo:border-bottom="0.5pt solid #000000" style:writing-mode="lr-tb"/>
    </style:style>
    <style:style style:name="Tabel1.G1" style:family="table-cell">
      <style:table-cell-properties style:vertical-align="top" fo:padding="0.097cm" fo:border="0.5pt solid #000000" style:writing-mode="lr-tb"/>
    </style:style>
    <style:style style:name="Tabel1.2" style:family="table-row">
      <style:table-row-properties style:min-row-height="0.706cm" fo:keep-together="auto"/>
    </style:style>
    <style:style style:name="Tabel1.F2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Tabel1.G2" style:family="table-cell">
      <style:table-cell-properties style:vertical-align="top" fo:padding="0.097cm" fo:border-left="0.5pt solid #000000" fo:border-right="0.5pt solid #000000" fo:border-top="none" fo:border-bottom="0.5pt solid #000000" style:writing-mode="lr-tb"/>
    </style:style>
    <style:style style:name="Tabel1.3" style:family="table-row">
      <style:table-row-properties fo:keep-together="auto"/>
    </style:style>
    <style:style style:name="Tabel1.A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el1.D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el1.4" style:family="table-row">
      <style:table-row-properties fo:keep-together="auto"/>
    </style:style>
    <style:style style:name="Tabel1.5" style:family="table-row">
      <style:table-row-properties fo:keep-together="auto"/>
    </style:style>
    <style:style style:name="Tabel1.6" style:family="table-row">
      <style:table-row-properties fo:keep-together="auto"/>
    </style:style>
    <style:style style:name="Tabel2" style:family="table">
      <style:table-properties style:width="25.726cm" fo:margin-left="-0.026cm" table:align="left" style:writing-mode="lr-tb"/>
    </style:style>
    <style:style style:name="Tabel2.A" style:family="table-column">
      <style:table-column-properties style:column-width="1.584cm"/>
    </style:style>
    <style:style style:name="Tabel2.B" style:family="table-column">
      <style:table-column-properties style:column-width="1.508cm"/>
    </style:style>
    <style:style style:name="Tabel2.C" style:family="table-column">
      <style:table-column-properties style:column-width="4.606cm"/>
    </style:style>
    <style:style style:name="Tabel2.D" style:family="table-column">
      <style:table-column-properties style:column-width="7.086cm"/>
    </style:style>
    <style:style style:name="Tabel2.E" style:family="table-column">
      <style:table-column-properties style:column-width="5.399cm"/>
    </style:style>
    <style:style style:name="Tabel2.F" style:family="table-column">
      <style:table-column-properties style:column-width="5.544cm"/>
    </style:style>
    <style:style style:name="Tabel2.1" style:family="table-row">
      <style:table-row-properties style:min-row-height="1.002cm" fo:keep-together="auto"/>
    </style:style>
    <style:style style:name="Tabel2.A1" style:family="table-cell">
      <style:table-cell-properties style:vertical-align="top" fo:padding="0.191cm" fo:border-left="0.5pt solid #000000" fo:border-right="none" fo:border-top="0.5pt solid #000000" fo:border-bottom="0.5pt solid #000000" style:writing-mode="lr-tb"/>
    </style:style>
    <style:style style:name="Tabel2.F1" style:family="table-cell">
      <style:table-cell-properties style:vertical-align="top" fo:padding="0.191cm" fo:border="0.5pt solid #000000" style:writing-mode="lr-tb"/>
    </style:style>
    <style:style style:name="Tabel2.2" style:family="table-row">
      <style:table-row-properties style:row-height="0.9cm" fo:keep-together="auto"/>
    </style:style>
    <style:style style:name="Tabel2.A2" style:family="table-cell">
      <style:table-cell-properties style:vertical-align="middle" fo:padding="0.191cm" fo:border-left="0.5pt solid #000000" fo:border-right="none" fo:border-top="none" fo:border-bottom="0.5pt solid #000000" style:writing-mode="lr-tb"/>
    </style:style>
    <style:style style:name="Tabel2.F2" style:family="table-cell">
      <style:table-cell-properties style:vertical-align="middle" fo:padding="0.191cm" fo:border-left="0.5pt solid #000000" fo:border-right="0.5pt solid #000000" fo:border-top="none" fo:border-bottom="0.5pt solid #000000" style:writing-mode="lr-tb"/>
    </style:style>
    <style:style style:name="Tabel2.A3" style:family="table-cell">
      <style:table-cell-properties style:vertical-align="top" fo:padding="0.191cm" fo:border-left="0.5pt solid #000000" fo:border-right="none" fo:border-top="none" fo:border-bottom="0.5pt solid #000000" style:writing-mode="lr-tb"/>
    </style:style>
    <style:style style:name="Tabel2.F3" style:family="table-cell">
      <style:table-cell-properties style:vertical-align="top" fo:padding="0.191cm" fo:border-left="0.5pt solid #000000" fo:border-right="0.5pt solid #000000" fo:border-top="none" fo:border-bottom="0.5pt solid #000000" style:writing-mode="lr-tb"/>
    </style:style>
    <style:style style:name="P1" style:family="paragraph" style:parent-style-name="Standard" style:master-page-name="First_20_Page">
      <style:paragraph-properties fo:margin-left="0cm" fo:margin-right="0cm" fo:text-indent="0cm" style:auto-text-indent="false" style:page-number="auto">
        <style:tab-stops/>
      </style:paragraph-properties>
      <style:text-properties fo:color="#000000" loext:opacity="100%" style:font-name="Liberation Sans1" fo:font-size="12pt" fo:language="en" fo:country="US" fo:font-weight="normal" officeooo:paragraph-rsid="02517b9c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001fe290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en" fo:country="US" fo:font-weight="normal" officeooo:paragraph-rsid="001fe290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2891b27"/>
    </style:style>
    <style:style style:name="P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1" fo:font-size="12pt" fo:language="nl" fo:country="NL" fo:font-style="normal" fo:font-weight="normal" officeooo:rsid="021a208f" officeooo:paragraph-rsid="02584bf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8eb87e" officeooo:paragraph-rsid="02ae7ab6" fo:background-color="transparent" style:font-name-asian="Liberation Sans" style:font-size-asian="12pt" style:language-asian="nl" style:country-asian="NL" style:font-style-asian="normal" style:font-weight-asian="normal" style:font-name-complex="Liberation Sans" style:font-size-complex="12pt" style:language-complex="nl" style:country-complex="NL" style:font-style-complex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 style:shadow="none"/>
      <style:text-properties style:font-name="Liberation Sans1" officeooo:paragraph-rsid="0286637d" style:font-size-asian="12pt"/>
    </style:style>
    <style:style style:name="P8" style:family="paragraph" style:parent-style-name="Standard">
      <style:paragraph-properties fo:text-align="center" style:justify-single-word="false"/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8eb87e" officeooo:paragraph-rsid="02584bfb" fo:background-color="transparent" style:font-name-asian="Liberation Sans" style:font-size-asian="12pt" style:language-asian="nl" style:country-asian="NL" style:font-style-asian="normal" style:font-weight-asian="normal" style:font-name-complex="Liberation Sans" style:font-size-complex="12pt" style:language-complex="nl" style:country-complex="NL" style:font-style-complex="normal" style:font-weight-complex="normal"/>
    </style:style>
    <style:style style:name="P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font-weight="bold" officeooo:rsid="0259851c" officeooo:paragraph-rsid="02840e7a" style:font-weight-asian="bold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1" fo:font-size="12pt" fo:language="en" fo:country="US" officeooo:paragraph-rsid="01b63ad1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1" style:family="paragraph" style:parent-style-name="Standard">
      <style:paragraph-properties fo:text-align="center" style:justify-single-word="false"/>
      <style:text-properties officeooo:paragraph-rsid="02584bfb"/>
    </style:style>
    <style:style style:name="P12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Ubuntu1" fo:font-size="11pt" fo:language="en" fo:country="US" fo:font-style="normal" fo:font-weight="normal" officeooo:paragraph-rsid="01b63ad1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" style:family="paragraph" style:parent-style-name="Standard">
      <style:paragraph-properties fo:text-align="center" style:justify-single-word="false"/>
      <style:text-properties officeooo:paragraph-rsid="02a7122d"/>
    </style:style>
    <style:style style:name="P1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rsid="02a7122d" officeooo:paragraph-rsid="029049bb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5" style:family="paragraph" style:parent-style-name="Footnote">
      <style:text-properties officeooo:rsid="0268f29a" officeooo:paragraph-rsid="0280eef3"/>
    </style:style>
    <style:style style:name="P16" style:family="paragraph" style:parent-style-name="Footnote">
      <style:text-properties officeooo:rsid="0268f29a" officeooo:paragraph-rsid="0281958a"/>
    </style:style>
    <style:style style:name="P1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61fbd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8" style:family="paragraph" style:parent-style-name="Standard">
      <style:text-properties officeooo:paragraph-rsid="02584bfb"/>
    </style:style>
    <style:style style:name="P19" style:family="paragraph" style:parent-style-name="Table_20_Contents">
      <style:paragraph-properties fo:text-align="center" style:justify-single-word="false"/>
      <style:text-properties fo:font-weight="bold" officeooo:rsid="025cf310" officeooo:paragraph-rsid="02584bfb" style:font-weight-asian="bold" style:font-weight-complex="bold"/>
    </style:style>
    <style:style style:name="P20" style:family="paragraph" style:parent-style-name="Table_20_Contents">
      <style:text-properties fo:font-weight="bold" officeooo:rsid="025cf310" officeooo:paragraph-rsid="02584bfb" style:font-weight-asian="bold" style:font-weight-complex="bold"/>
    </style:style>
    <style:style style:name="P21" style:family="paragraph" style:parent-style-name="Standard">
      <style:paragraph-properties fo:text-align="center" style:justify-single-word="false" style:writing-mode="lr-tb"/>
      <style:text-properties officeooo:paragraph-rsid="027872f3"/>
    </style:style>
    <style:style style:name="P22" style:family="paragraph" style:parent-style-name="Table_20_Contents">
      <style:text-properties officeooo:rsid="025cf310" officeooo:paragraph-rsid="02584bfb"/>
    </style:style>
    <style:style style:name="P23" style:family="paragraph" style:parent-style-name="Table_20_Contents">
      <style:text-properties officeooo:rsid="025cf310" officeooo:paragraph-rsid="0264949e"/>
    </style:style>
    <style:style style:name="P24" style:family="paragraph" style:parent-style-name="Table_20_Contents">
      <style:text-properties officeooo:rsid="025cf310" officeooo:paragraph-rsid="02b1c38d"/>
    </style:style>
    <style:style style:name="P25" style:family="paragraph" style:parent-style-name="Table_20_Contents">
      <style:text-properties fo:font-weight="bold" officeooo:rsid="025cf310" officeooo:paragraph-rsid="0264949e" style:font-weight-asian="bold" style:font-weight-complex="bold"/>
    </style:style>
    <style:style style:name="P26" style:family="paragraph" style:parent-style-name="Table_20_Contents">
      <style:text-properties officeooo:rsid="025cf310" officeooo:paragraph-rsid="02b632c2"/>
    </style:style>
    <style:style style:name="P27" style:family="paragraph" style:parent-style-name="Table_20_Contents">
      <style:text-properties officeooo:rsid="025cf310" officeooo:paragraph-rsid="02be612c"/>
    </style:style>
    <style:style style:name="P28" style:family="paragraph" style:parent-style-name="Table_20_Contents">
      <style:text-properties officeooo:rsid="025cf310" officeooo:paragraph-rsid="02acb922"/>
    </style:style>
    <style:style style:name="P29" style:family="paragraph" style:parent-style-name="Standard" style:list-style-name="L1">
      <style:text-properties officeooo:paragraph-rsid="0215050e"/>
    </style:style>
    <style:style style:name="P30" style:family="paragraph" style:parent-style-name="Standard">
      <style:text-properties officeooo:paragraph-rsid="01be4eb0"/>
    </style:style>
    <style:style style:name="P31" style:family="paragraph" style:parent-style-name="Standard">
      <style:paragraph-properties fo:text-align="center" style:justify-single-word="false" style:writing-mode="lr-tb"/>
      <style:text-properties officeooo:paragraph-rsid="0277b477"/>
    </style:style>
    <style:style style:name="P32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536004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3" style:family="paragraph" style:parent-style-name="Footnote">
      <style:text-properties officeooo:paragraph-rsid="0219eedd"/>
    </style:style>
    <style:style style:name="P3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0bddfbe" officeooo:paragraph-rsid="01ad7f5d" fo:background-color="transparent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5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268327e"/>
    </style:style>
    <style:style style:name="P36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1e3b86a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213df71" officeooo:paragraph-rsid="0175b6b8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268327e"/>
    </style:style>
    <style:style style:name="P3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26a4ebd"/>
    </style:style>
    <style:style style:name="P4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27faad6"/>
    </style:style>
    <style:style style:name="P41" style:family="paragraph" style:parent-style-name="Footnote">
      <style:text-properties officeooo:rsid="0268f29a" officeooo:paragraph-rsid="027028eb"/>
    </style:style>
    <style:style style:name="P42" style:family="paragraph" style:parent-style-name="Standard" style:list-style-name="L2">
      <style:paragraph-properties fo:margin-left="0cm" fo:margin-right="0cm" fo:text-indent="0cm" style:auto-text-indent="false" style:writing-mode="lr-tb">
        <style:tab-stops/>
      </style:paragraph-properties>
      <style:text-properties officeooo:paragraph-rsid="02950d6f"/>
    </style:style>
    <style:style style:name="P43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officeooo:paragraph-rsid="02950d6f"/>
    </style:style>
    <style:style style:name="P4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2950d6f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officeooo:rsid="00bddfbe" officeooo:paragraph-rsid="02967ed5" fo:background-color="transparent" style:font-name-asian="Ubuntu" style:font-size-asian="12pt" style:language-asian="nl" style:country-asian="NL" style:font-style-asian="normal" style:font-name-complex="Bitstream Vera Sans" style:font-size-complex="12pt" style:font-style-complex="normal"/>
    </style:style>
    <style:style style:name="P46" style:family="paragraph" style:parent-style-name="Standard" style:list-style-name="L2">
      <style:text-properties fo:color="#808080" loext:opacity="100%" style:font-name="Liberation Sans1" fo:font-size="12pt" fo:language="en" fo:country="US" fo:font-weight="bold" officeooo:paragraph-rsid="01d1c20a" fo:background-color="transparent" style:font-size-asian="12pt" style:language-asian="nl" style:country-asian="NL" style:font-weight-asian="bold" style:font-name-complex="Bitstream Vera Sans" style:font-size-complex="12pt" style:font-weight-complex="bold"/>
    </style:style>
    <style:style style:name="P47" style:family="paragraph" style:parent-style-name="Standard" style:list-style-name="L2">
      <style:text-properties officeooo:paragraph-rsid="01d1c20a"/>
    </style:style>
    <style:style style:name="P48" style:family="paragraph" style:parent-style-name="Standard">
      <style:text-properties officeooo:paragraph-rsid="0103e699"/>
    </style:style>
    <style:style style:name="P49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2374abc"/>
    </style:style>
    <style:style style:name="P50" style:family="paragraph" style:parent-style-name="Standard">
      <style:paragraph-properties fo:margin-top="0cm" fo:margin-bottom="0cm" style:contextual-spacing="false" fo:line-height="100%" fo:text-align="start" style:justify-single-word="false" style:snap-to-layout-grid="false"/>
      <style:text-properties style:font-name="Liberation Sans1" fo:font-size="12pt" fo:language="en" fo:country="US" style:font-size-asian="12pt" style:font-size-complex="12pt"/>
    </style:style>
    <style:style style:name="P51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</style:style>
    <style:style style:name="P52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fo:language="en" fo:country="US" officeooo:rsid="020686f0" officeooo:paragraph-rsid="020686f0" style:font-size-asian="12pt" style:font-size-complex="12pt"/>
    </style:style>
    <style:style style:name="P53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fo:language="en" fo:country="US" officeooo:paragraph-rsid="0106719c" style:font-size-asian="12pt" style:font-size-complex="12pt"/>
    </style:style>
    <style:style style:name="P54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fo:language="en" fo:country="US" officeooo:rsid="020686f0" officeooo:paragraph-rsid="01170d3c" style:font-size-asian="12pt" style:font-size-complex="12pt"/>
    </style:style>
    <style:style style:name="P55" style:family="paragraph" style:parent-style-name="Standard">
      <style:paragraph-properties fo:margin-top="0cm" fo:margin-bottom="0cm" style:contextual-spacing="false" fo:line-height="100%" style:snap-to-layout-grid="false"/>
      <style:text-properties officeooo:paragraph-rsid="01170d3c"/>
    </style:style>
    <style:style style:name="P56" style:family="paragraph" style:parent-style-name="Standard">
      <style:paragraph-properties fo:margin-top="0cm" fo:margin-bottom="0cm" style:contextual-spacing="false" fo:line-height="100%" style:snap-to-layout-grid="false"/>
    </style:style>
    <style:style style:name="P57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fo:language="en" fo:country="US" officeooo:rsid="0118594f" officeooo:paragraph-rsid="013f2347" style:font-size-asian="12pt" style:font-size-complex="12pt"/>
    </style:style>
    <style:style style:name="P58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fo:language="en" fo:country="US" officeooo:paragraph-rsid="01b1d963" style:font-size-asian="12pt" style:font-size-complex="12pt"/>
    </style:style>
    <style:style style:name="P59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fo:language="en" fo:country="US" officeooo:rsid="00a0666e" officeooo:paragraph-rsid="013f2347" style:font-size-asian="12pt" style:font-size-complex="12pt"/>
    </style:style>
    <style:style style:name="P60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Liberation Sans1" fo:font-size="12pt" fo:language="en" fo:country="US" style:font-size-asian="12pt" style:font-size-complex="12pt"/>
    </style:style>
    <style:style style:name="P61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fo:language="en" fo:country="US" style:font-size-asian="12pt" style:font-size-complex="12pt"/>
    </style:style>
    <style:style style:name="P62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fo:language="en" fo:country="US" officeooo:rsid="0094786a" officeooo:paragraph-rsid="013f2347" style:font-size-asian="12pt" style:font-size-complex="12pt"/>
    </style:style>
    <style:style style:name="P63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fo:language="en" fo:country="US" officeooo:rsid="0133a783" officeooo:paragraph-rsid="013f2347" style:font-size-asian="12pt" style:font-size-complex="12pt"/>
    </style:style>
    <style:style style:name="P64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Liberation Sans1" fo:font-size="12pt" fo:language="en" fo:country="US" officeooo:rsid="013dab0d" officeooo:paragraph-rsid="013dab0d" style:font-size-asian="12pt" style:font-size-complex="12pt"/>
    </style:style>
    <style:style style:name="P65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fo:language="en" fo:country="US" officeooo:rsid="013b0886" officeooo:paragraph-rsid="013f2347" style:font-size-asian="12pt" style:font-size-complex="12pt"/>
    </style:style>
    <style:style style:name="P66" style:family="paragraph" style:parent-style-name="Standard">
      <style:text-properties officeooo:paragraph-rsid="0298dcea"/>
    </style:style>
    <style:style style:name="P67" style:family="paragraph" style:parent-style-name="Standard">
      <style:paragraph-properties fo:text-align="start" style:justify-single-word="false" style:snap-to-layout-grid="false"/>
      <style:text-properties style:font-name="Liberation Sans1" fo:font-size="12pt" officeooo:paragraph-rsid="0298dcea" style:font-size-asian="12pt" style:font-size-complex="12pt"/>
    </style:style>
    <style:style style:name="P68" style:family="paragraph" style:parent-style-name="Standard">
      <style:paragraph-properties style:snap-to-layout-grid="false"/>
      <style:text-properties style:font-name="Liberation Sans1" fo:font-size="12pt" officeooo:rsid="02cb5963" officeooo:paragraph-rsid="0298dcea" style:font-size-asian="12pt" style:font-size-complex="12pt"/>
    </style:style>
    <style:style style:name="P69" style:family="paragraph" style:parent-style-name="Standard">
      <style:paragraph-properties style:snap-to-layout-grid="false"/>
      <style:text-properties style:font-name="Liberation Sans1" fo:font-size="12pt" fo:language="en" fo:country="US" officeooo:paragraph-rsid="02717261" style:font-size-asian="12pt" style:font-size-complex="12pt"/>
    </style:style>
    <style:style style:name="P70" style:family="paragraph" style:parent-style-name="Standard">
      <style:paragraph-properties style:snap-to-layout-grid="false"/>
      <style:text-properties style:font-name="Liberation Sans1" fo:font-size="12pt" fo:language="nl" fo:country="NL" fo:font-weight="normal" officeooo:rsid="02717261" officeooo:paragraph-rsid="02717261" style:font-size-asian="12pt" style:font-weight-asian="normal" style:font-size-complex="12pt" style:font-weight-complex="normal"/>
    </style:style>
    <style:style style:name="P71" style:family="paragraph" style:parent-style-name="Standard">
      <style:paragraph-properties style:snap-to-layout-grid="false"/>
      <style:text-properties style:font-name="Liberation Sans1" fo:font-size="12pt" fo:language="nl" fo:country="NL" officeooo:rsid="02717261" officeooo:paragraph-rsid="0298dcea" style:font-size-asian="12pt" style:font-size-complex="12pt"/>
    </style:style>
    <style:style style:name="P72" style:family="paragraph" style:parent-style-name="Standard">
      <style:paragraph-properties fo:text-align="start" style:justify-single-word="false" style:snap-to-layout-grid="false"/>
      <style:text-properties style:font-name="Liberation Sans1" fo:font-size="12pt" fo:language="nl" fo:country="NL" officeooo:paragraph-rsid="0298dcea" style:font-size-asian="12pt" style:font-size-complex="12pt"/>
    </style:style>
    <style:style style:name="P73" style:family="paragraph" style:parent-style-name="Standard">
      <style:paragraph-properties fo:text-align="start" style:justify-single-word="false" style:snap-to-layout-grid="false"/>
      <style:text-properties style:font-name="Liberation Sans1" fo:font-size="12pt" fo:font-weight="bold" officeooo:paragraph-rsid="0298dcea" style:font-size-asian="12pt" style:font-weight-asian="bold" style:font-size-complex="12pt" style:font-weight-complex="bold"/>
    </style:style>
    <style:style style:name="P74" style:family="paragraph" style:parent-style-name="Standard">
      <style:paragraph-properties fo:text-align="start" style:justify-single-word="false"/>
      <style:text-properties fo:color="#000000" loext:opacity="100%" style:font-name="Liberation Sans1" fo:font-size="12pt" fo:language="en" fo:country="US" fo:font-weight="normal" officeooo:rsid="01124234" officeooo:paragraph-rsid="0298dcea" style:font-size-asian="12pt" style:font-weight-asian="normal" style:font-size-complex="12pt" style:font-weight-complex="normal"/>
    </style:style>
    <style:style style:name="T1" style:family="text">
      <style:text-properties officeooo:rsid="024274a2"/>
    </style:style>
    <style:style style:name="T2" style:family="text">
      <style:text-properties officeooo:rsid="02143b9a"/>
    </style:style>
    <style:style style:name="T3" style:family="text">
      <style:text-properties officeooo:rsid="02534d73"/>
    </style:style>
    <style:style style:name="T4" style:family="text">
      <style:text-properties officeooo:rsid="023e3eea"/>
    </style:style>
    <style:style style:name="T5" style:family="text">
      <style:text-properties fo:color="#000000" loext:opacity="100%" style:text-line-through-style="none" style:text-line-through-type="none" style:font-name="Liberation Sans1" fo:font-size="12pt" fo:language="en" fo:country="US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" style:family="text">
      <style:text-properties fo:color="#000000" loext:opacity="100%" fo:language="en" fo:country="US" fo:font-style="normal" officeooo:rsid="02584bf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7" style:family="text">
      <style:text-properties fo:color="#000000" loext:opacity="100%" style:text-line-through-style="none" style:text-line-through-type="none" fo:language="nl" fo:country="NL" fo:font-weight="normal" officeooo:rsid="02584bfb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8" style:family="text">
      <style:text-properties fo:color="#000000" loext:opacity="100%" style:text-line-through-style="none" style:text-line-through-type="none" fo:language="nl" fo:country="NL" fo:font-weight="normal" officeooo:rsid="01cd201b" style:font-name-asian="DejaVu Sans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9" style:family="text">
      <style:text-properties fo:color="#000000" loext:opacity="100%" style:text-line-through-style="none" style:text-line-through-type="none" fo:language="nl" fo:country="NL" fo:font-weight="normal" officeooo:rsid="02891b27" style:font-name-asian="DejaVu Sans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0" style:family="text">
      <style:text-properties fo:color="#000000" loext:opacity="100%" style:text-line-through-style="none" style:text-line-through-type="none" fo:language="nl" fo:country="NL" fo:font-weight="normal" officeooo:rsid="02891b27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" style:family="text">
      <style:text-properties style:font-name="Liberation Sans1" fo:font-size="12pt" fo:font-weight="normal" officeooo:rsid="04efc077" style:font-name-asian="DejaVu Sans" style:font-weight-asian="normal" style:font-name-complex="Bitstream Vera Sans" style:font-weight-complex="normal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style:font-name="Liberation Sans1" fo:font-size="12pt" style:font-size-asian="12pt" style:font-size-complex="12pt"/>
    </style:style>
    <style:style style:name="T14" style:family="text">
      <style:text-properties style:font-size-asian="12pt" style:font-size-complex="12pt"/>
    </style:style>
    <style:style style:name="T15" style:family="text">
      <style:text-properties fo:color="#000000" loext:opacity="100%" style:text-line-through-style="none" style:text-line-through-type="none" fo:language="nl" fo:country="NL" fo:font-weight="normal" officeooo:rsid="009c12e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7d8dd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27d8dd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" style:family="text">
      <style:text-properties fo:color="#000000" loext:opacity="100%" style:text-line-through-style="none" style:text-line-through-type="none" fo:language="en" fo:country="US" fo:font-weight="normal" officeooo:rsid="027d8dd1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" style:family="text">
      <style:text-properties officeooo:rsid="0280eef3"/>
    </style:style>
    <style:style style:name="T21" style:family="text">
      <style:text-properties fo:color="#000000" loext:opacity="100%" style:text-line-through-style="none" style:text-line-through-type="none" fo:language="nl" fo:country="NL" fo:font-style="normal" fo:font-weight="normal" officeooo:rsid="027d8dd1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807b5b" fo:background-color="transparent" loext:char-shading-value="0" style:font-family-asian="Arial" style:font-family-generic-asian="swiss" style:font-size-asian="12pt" style:language-asian="nl" style:country-asian="NL" style:font-style-asian="normal" style:font-weight-asian="normal" style:font-family-complex="Arial" style:font-family-generic-complex="swiss" style:font-size-complex="12pt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6b340d" fo:background-color="transparent" loext:char-shading-value="0" style:font-family-asian="Arial" style:font-family-generic-asian="swis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46a787" fo:background-color="transparent" loext:char-shading-value="0" style:font-family-asian="Arial" style:font-family-generic-asian="swiss" style:font-size-asian="12pt" style:language-asian="nl" style:country-asian="NL" style:font-style-asian="normal" style:font-weight-asian="normal" style:font-family-complex="Arial" style:font-family-generic-complex="swiss" style:font-size-complex="12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244f1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a857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55a8c1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officeooo:rsid="026bdfb8"/>
    </style:style>
    <style:style style:name="T30" style:family="text">
      <style:text-properties officeooo:rsid="0281958a"/>
    </style:style>
    <style:style style:name="T3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584b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57608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046a787" fo:background-color="transparent" loext:char-shading-value="0" style:font-family-asian="Arial" style:font-family-generic-asian="swiss" style:font-size-asian="12pt" style:language-asian="nl" style:country-asian="NL" style:font-style-asian="normal" style:font-weight-asian="normal" style:font-family-complex="Arial" style:font-family-generic-complex="swiss" style:font-size-complex="12pt" style:font-style-complex="normal" style:font-weight-complex="normal"/>
    </style:style>
    <style:style style:name="T34" style:family="text">
      <style:text-properties officeooo:rsid="026350df"/>
    </style:style>
    <style:style style:name="T35" style:family="text">
      <style:text-properties officeooo:rsid="027028eb"/>
    </style:style>
    <style:style style:name="T36" style:family="text">
      <style:text-properties officeooo:rsid="0289b300"/>
    </style:style>
    <style:style style:name="T37" style:family="text">
      <style:text-properties officeooo:rsid="025d598d"/>
    </style:style>
    <style:style style:name="T38" style:family="text">
      <style:text-properties fo:font-size="10pt" officeooo:rsid="025d598d" style:font-size-asian="10pt" style:font-size-complex="10pt"/>
    </style:style>
    <style:style style:name="T39" style:family="text">
      <style:text-properties fo:font-size="10pt" officeooo:rsid="0279daea" style:font-size-asian="10pt" style:font-size-complex="10pt"/>
    </style:style>
    <style:style style:name="T40" style:family="text">
      <style:text-properties officeooo:rsid="0267de5b"/>
    </style:style>
    <style:style style:name="T41" style:family="text">
      <style:text-properties fo:font-size="10pt" officeooo:rsid="027341dd" style:font-size-asian="10pt" style:font-size-complex="10pt"/>
    </style:style>
    <style:style style:name="T42" style:family="text">
      <style:text-properties fo:font-size="10pt" officeooo:rsid="0274939b" style:font-size-asian="10pt" style:font-size-complex="10pt"/>
    </style:style>
    <style:style style:name="T43" style:family="text">
      <style:text-properties fo:font-size="10pt" officeooo:rsid="02b1c38d" style:font-size-asian="10pt" style:font-size-complex="10pt"/>
    </style:style>
    <style:style style:name="T44" style:family="text">
      <style:text-properties fo:font-size="10pt" officeooo:rsid="0264949e" style:font-size-asian="10pt" style:font-size-complex="10pt"/>
    </style:style>
    <style:style style:name="T45" style:family="text">
      <style:text-properties fo:font-size="10pt" officeooo:rsid="0277d415" style:font-size-asian="10pt" style:font-size-complex="10pt"/>
    </style:style>
    <style:style style:name="T46" style:family="text">
      <style:text-properties fo:font-size="10pt" officeooo:rsid="02747497" style:font-size-asian="10pt" style:font-size-complex="10pt"/>
    </style:style>
    <style:style style:name="T47" style:family="text">
      <style:text-properties fo:font-size="10pt" officeooo:rsid="027bb64c" style:font-size-asian="10pt" style:font-size-complex="10pt"/>
    </style:style>
    <style:style style:name="T48" style:family="text">
      <style:text-properties officeooo:rsid="0264949e"/>
    </style:style>
    <style:style style:name="T49" style:family="text">
      <style:text-properties officeooo:rsid="025e46cc"/>
    </style:style>
    <style:style style:name="T50" style:family="text">
      <style:text-properties officeooo:rsid="026ecec1"/>
    </style:style>
    <style:style style:name="T51" style:family="text">
      <style:text-properties officeooo:rsid="026e928a"/>
    </style:style>
    <style:style style:name="T52" style:family="text">
      <style:text-properties officeooo:rsid="02672f10"/>
    </style:style>
    <style:style style:name="T53" style:family="text">
      <style:text-properties fo:font-size="10pt" style:font-size-asian="10pt" style:font-size-complex="10pt"/>
    </style:style>
    <style:style style:name="T54" style:family="text">
      <style:text-properties fo:font-size="10pt" officeooo:rsid="02ba5ce0" style:font-size-asian="10pt" style:font-size-complex="10pt"/>
    </style:style>
    <style:style style:name="T55" style:family="text">
      <style:text-properties fo:font-size="10pt" officeooo:rsid="025e46cc" style:font-size-asian="10pt" style:font-size-complex="10pt"/>
    </style:style>
    <style:style style:name="T56" style:family="text">
      <style:text-properties fo:font-size="10pt" officeooo:rsid="02bb738a" style:font-size-asian="10pt" style:font-size-complex="10pt"/>
    </style:style>
    <style:style style:name="T57" style:family="text">
      <style:text-properties fo:font-size="10pt" officeooo:rsid="02e1d038" style:font-size-asian="10pt" style:font-size-complex="10pt"/>
    </style:style>
    <style:style style:name="T58" style:family="text">
      <style:text-properties fo:font-size="10pt" officeooo:rsid="02beb0cc" style:font-size-asian="10pt" style:font-size-complex="10pt"/>
    </style:style>
    <style:style style:name="T59" style:family="text">
      <style:text-properties fo:font-size="10pt" officeooo:rsid="02bb40f4" style:font-size-asian="10pt" style:font-size-complex="10pt"/>
    </style:style>
    <style:style style:name="T60" style:family="text">
      <style:text-properties fo:font-size="10pt" officeooo:rsid="02b92c49" style:font-size-asian="10pt" style:font-size-complex="10pt"/>
    </style:style>
    <style:style style:name="T61" style:family="text">
      <style:text-properties fo:font-size="10pt" officeooo:rsid="02bc14f6" style:font-size-asian="10pt" style:font-size-complex="10pt"/>
    </style:style>
    <style:style style:name="T62" style:family="text">
      <style:text-properties fo:font-size="10pt" officeooo:rsid="02b03ffe" style:font-size-asian="10pt" style:font-size-complex="10pt"/>
    </style:style>
    <style:style style:name="T63" style:family="text">
      <style:text-properties fo:font-size="10pt" officeooo:rsid="02be612c" style:font-size-asian="10pt" style:font-size-complex="10pt"/>
    </style:style>
    <style:style style:name="T64" style:family="text">
      <style:text-properties fo:font-size="10pt" officeooo:rsid="02bf3346" style:font-size-asian="10pt" style:font-size-complex="10pt"/>
    </style:style>
    <style:style style:name="T65" style:family="text">
      <style:text-properties fo:font-size="10pt" officeooo:rsid="029e5bd8" style:font-size-asian="10pt" style:font-size-complex="10pt"/>
    </style:style>
    <style:style style:name="T66" style:family="text">
      <style:text-properties fo:font-size="10pt" officeooo:rsid="029f04de" style:font-size-asian="10pt" style:font-size-complex="10pt"/>
    </style:style>
    <style:style style:name="T67" style:family="text">
      <style:text-properties fo:color="#000000" loext:opacity="100%" style:text-line-through-style="none" style:text-line-through-type="none" fo:language="en" fo:country="US" fo:font-style="normal" style:text-underline-style="none" officeooo:rsid="01f92e5d" fo:background-color="transparent" loext:char-shading-value="0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8" style:family="text">
      <style:text-properties fo:color="#000000" loext:opacity="100%" style:text-line-through-style="none" style:text-line-through-type="none" fo:language="en" fo:country="US" fo:font-style="normal" style:text-underline-style="none" officeooo:rsid="02167656" fo:background-color="transparent" loext:char-shading-value="0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9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18102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31ef4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bold" officeooo:rsid="021cb493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2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bold" officeooo:rsid="0181027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3" style:family="text">
      <style:text-properties fo:language="en" fo:country="US"/>
    </style:style>
    <style:style style:name="T74" style:family="text">
      <style:text-properties fo:color="#000000" loext:opacity="100%" style:text-line-through-style="none" style:text-line-through-type="none" style:font-name="Liberation Sans1" fo:font-size="10pt" fo:language="en" fo:country="US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5" style:family="text">
      <style:text-properties fo:color="#000080" loext:opacity="100%" style:text-line-through-style="none" style:text-line-through-type="none" style:font-name="Liberation Sans1" fo:font-size="10pt" fo:language="en" fo:country="US" fo:font-style="normal" style:text-underline-style="solid" style:text-underline-width="auto" style:text-underline-color="font-color" fo:font-weight="normal" officeooo:rsid="0227900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6" style:family="text">
      <style:text-properties fo:language="en" fo:country="US" fo:font-weight="bold" style:font-weight-asian="bold" style:font-weight-complex="bold"/>
    </style:style>
    <style:style style:name="T7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25f264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8" style:family="text">
      <style:text-properties fo:color="#000000" loext:opacity="100%" style:text-line-through-style="none" style:text-line-through-type="none" fo:language="nl" fo:country="NL" fo:font-weight="normal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fo:language="en" fo:country="US" fo:font-style="normal" fo:font-weight="normal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fo:language="en" fo:country="US" fo:font-weight="normal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213df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5e7116" fo:background-color="transparent" loext:char-shading-value="0" style:font-family-asian="Arial" style:font-family-generic-asian="swiss" style:font-size-asian="12pt" style:language-asian="nl" style:country-asian="NL" style:font-style-asian="normal" style:font-weight-asian="normal" style:font-family-complex="Arial" style:font-family-generic-complex="swiss" style:font-size-complex="12pt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1fd6370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1fd637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0aefd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1148b8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920969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a9db55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7e355c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55a8c1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60b7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26ca02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fo:language="en" fo:country="US" fo:font-style="normal" style:text-underline-style="none" officeooo:rsid="00bddfbe" fo:background-color="transparent" loext:char-shading-value="0" style:font-name-asian="Ubuntu" style:font-size-asian="12pt" style:language-asian="nl" style:country-asian="NL" style:font-style-asian="normal" style:font-name-complex="Bitstream Vera Sans" style:font-size-complex="12pt" style:font-style-complex="normal"/>
    </style:style>
    <style:style style:name="T98" style:family="text">
      <style:text-properties fo:font-weight="normal" style:font-weight-asian="normal" style:font-weight-complex="normal"/>
    </style:style>
    <style:style style:name="T99" style:family="text">
      <style:text-properties fo:language="nl" fo:country="NL" fo:font-weight="normal" officeooo:rsid="013d34c2" style:font-weight-asian="normal" style:font-size-complex="10pt" style:font-weight-complex="normal"/>
    </style:style>
    <style:style style:name="T100" style:family="text">
      <style:text-properties fo:color="#808080" loext:opacity="100%" style:font-name="Liberation Sans1" fo:font-size="12pt" fo:language="en" fo:country="US" fo:font-weight="bold" fo:background-color="transparent" loext:char-shading-value="0" style:font-size-asian="12pt" style:language-asian="nl" style:country-asian="NL" style:font-weight-asian="bold" style:font-name-complex="Bitstream Vera Sans" style:font-size-complex="12pt" style:font-weight-complex="bold"/>
    </style:style>
    <style:style style:name="T101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291ec0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2" style:family="text">
      <style:text-properties fo:font-variant="normal" fo:text-transform="none" style:text-line-through-style="none" style:text-line-through-type="none" style:font-name="Liberation Sans1" fo:letter-spacing="normal" fo:language="en" fo:country="US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font-variant="normal" fo:text-transform="none" style:text-line-through-style="none" style:text-line-through-type="none" style:font-name="Liberation Sans1" fo:letter-spacing="normal" fo:language="en" fo:country="US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font-variant="normal" fo:text-transform="none" style:text-line-through-style="none" style:text-line-through-type="none" fo:letter-spacing="normal" fo:language="en" fo:country="US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font-variant="normal" fo:text-transform="none" style:text-line-through-style="none" style:text-line-through-type="none" style:font-name="Liberation Sans1" fo:letter-spacing="normal" fo:language="en" fo:country="US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font-variant="normal" fo:text-transform="none" style:text-line-through-style="none" style:text-line-through-type="none" style:font-name="Liberation Sans1" fo:letter-spacing="normal" fo:language="en" fo:country="US" fo:font-style="normal" style:text-underline-style="none" fo:font-weight="normal" officeooo:rsid="023c5b4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font-variant="normal" fo:text-transform="none" style:text-line-through-style="none" style:text-line-through-type="none" style:font-name="Liberation Sans1" fo:letter-spacing="normal" fo:language="en" fo:country="US" fo:font-style="normal" style:text-underline-style="none" fo:font-weight="normal" officeooo:rsid="0238bfbe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font-variant="normal" fo:text-transform="none" style:text-line-through-style="none" style:text-line-through-type="none" style:font-name="Liberation Sans1" fo:letter-spacing="normal" fo:language="en" fo:country="US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officeooo:rsid="020686f0"/>
    </style:style>
    <style:style style:name="T110" style:family="text">
      <style:text-properties officeooo:rsid="01e96954"/>
    </style:style>
    <style:style style:name="T111" style:family="text">
      <style:text-properties fo:language="en" fo:country="US" officeooo:rsid="020686f0"/>
    </style:style>
    <style:style style:name="T112" style:family="text">
      <style:text-properties officeooo:rsid="0298dcea"/>
    </style:style>
    <style:style style:name="T113" style:family="text">
      <style:text-properties officeooo:rsid="02717261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fo:font-family="OpenSymbol" style:font-style-name="Regular" style:font-charset="x-symbol"/>
      </text:list-level-style-bullet>
      <text:list-level-style-bullet text:level="3" text:style-name="Bullet_20_Symbols" loext:num-list-format="%3%" text:bullet-char="">
        <style:list-level-properties text:space-before="1cm" text:min-label-width="0.6cm"/>
        <style:text-properties fo:font-family="OpenSymbol" style:font-style-name="Regular" style:font-charset="x-symbol"/>
      </text:list-level-style-bullet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bian" text:name="Distro"/>
      </text:user-field-decls>
      <text:p text:style-name="P1">Checklist for moving from Windows <text:span text:style-name="T1">Desktop </text:span>to <text:span text:style-name="T2">Linux </text:span><text:span text:style-name="T1">Desktop </text:span><text:span text:style-name="T2">(</text:span><text:span text:style-name="T3">for example </text:span><text:span text:style-name="T2">Debian</text:span><text:span text:style-name="T3"> </text:span><text:span text:style-name="T4">or Rocky Linux</text:span><text:span text:style-name="T2">)</text:span>.</text:p>
      <text:p text:style-name="P2"><text:span text:style-name="Strong_20_Emphasis"><text:span text:style-name="T5"/></text:span></text:p>
      <text:p text:style-name="P3"/>
      <text:list text:style-name="L1">
        <text:list-item>
          <text:p text:style-name="P4"><text:span text:style-name="Strong_20_Emphasis"><text:span text:style-name="T6">Create backup</text:span></text:span><text:span text:style-name="Emphasis"><text:span text:style-name="T7"> (</text:span></text:span><text:span text:style-name="Emphasis"><text:span text:style-name="T8">o</text:span></text:span><text:span text:style-name="Emphasis"><text:span text:style-name="T9">n</text:span></text:span><text:span text:style-name="Emphasis"><text:span text:style-name="T7"> </text:span></text:span><text:span text:style-name="Emphasis"><text:span text:style-name="T10">W</text:span></text:span><text:span text:style-name="Emphasis"><text:span text:style-name="T9">indows</text:span></text:span><text:span text:style-name="Emphasis"><text:span text:style-name="T7">)</text:span></text:span></text:p>
        </text:list-item>
      </text:list>
      <text:p text:style-name="P5"/>
      <table:table table:name="Tabel6" table:style-name="Tabel6">
        <table:table-column table:style-name="Tabel6.A"/>
        <table:table-column table:style-name="Tabel6.B"/>
        <table:table-row table:style-name="Tabel6.1">
          <table:table-cell table:style-name="Tabel6.A1" office:value-type="string">
            <text:p text:style-name="P6"><text:span text:style-name="Strong_20_Emphasis"><text:span text:style-name="T11">☐</text:span></text:span></text:p>
          </table:table-cell>
          <table:table-cell table:style-name="Tabel6.A1" office:value-type="string">
            <text:p text:style-name="P7"><text:span text:style-name="T12">Disconnect</text:span> your Internet connection so that no new emails can arrive.</text:p>
          </table:table-cell>
        </table:table-row>
        <table:table-row table:style-name="Tabel6.1">
          <table:table-cell table:style-name="Tabel6.A1" office:value-type="string">
            <text:p text:style-name="P6"><text:span text:style-name="Strong_20_Emphasis"><text:span text:style-name="T11">☐</text:span></text:span></text:p>
          </table:table-cell>
          <table:table-cell table:style-name="Tabel6.A1" office:value-type="string">
            <text:p text:style-name="P7"><text:span text:style-name="T12">Turn off</text:span> your virus scanner because scanning slows down the backup process.</text:p>
          </table:table-cell>
        </table:table-row>
        <table:table-row table:style-name="Tabel6.1">
          <table:table-cell table:style-name="Tabel6.A1" office:value-type="string">
            <text:p text:style-name="P8"/>
          </table:table-cell>
          <table:table-cell table:style-name="Tabel6.A1" office:value-type="string">
            <text:p text:style-name="P9"/>
          </table:table-cell>
        </table:table-row>
        <table:table-row table:style-name="Tabel6.1">
          <table:table-cell table:style-name="Tabel6.A1" office:value-type="string">
            <text:p text:style-name="P8"><text:span text:style-name="Strong_20_Emphasis"><text:span text:style-name="T11">☐</text:span></text:span></text:p>
          </table:table-cell>
          <table:table-cell table:style-name="Tabel6.A1" office:value-type="string">
            <text:p text:style-name="P10">Collect computer name and usernames, see page 4.</text:p>
          </table:table-cell>
        </table:table-row>
        <table:table-row table:style-name="Tabel6.1">
          <table:table-cell table:style-name="Tabel6.A1" office:value-type="string">
            <text:p text:style-name="P11"><text:span text:style-name="Strong_20_Emphasis"><text:span text:style-name="T11">☐</text:span></text:span></text:p>
          </table:table-cell>
          <table:table-cell table:style-name="Tabel6.A1" office:value-type="string">
            <text:p text:style-name="P12"><text:span text:style-name="T13">Collect E-mail addresses and mail server addresses </text:span><text:span text:style-name="Emphasis"><text:span text:style-name="T14">per user</text:span></text:span><text:span text:style-name="T13">, including usernames and passwords, see page 4.</text:span></text:p>
          </table:table-cell>
        </table:table-row>
        <table:table-row table:style-name="Tabel6.1">
          <table:table-cell table:style-name="Tabel6.A1" office:value-type="string">
            <text:p text:style-name="P11"/>
          </table:table-cell>
          <table:table-cell table:style-name="Tabel6.A1" office:value-type="string">
            <text:p text:style-name="P12"/>
          </table:table-cell>
        </table:table-row>
      </table:table>
      <table:table table:name="Tabel3" table:style-name="Tabel3">
        <table:table-column table:style-name="Tabel3.A"/>
        <table:table-column table:style-name="Tabel3.B"/>
        <table:table-row table:style-name="Tabel3.1">
          <table:table-cell table:style-name="Tabel3.A1" office:value-type="string">
            <text:p text:style-name="P13"><text:span text:style-name="Strong_20_Emphasis"><text:span text:style-name="T11">☐</text:span></text:span></text:p>
          </table:table-cell>
          <table:table-cell table:style-name="Tabel3.A1" office:value-type="string">
            <text:p text:style-name="P14">Export<text:span text:style-name="Emphasis"><text:span text:style-name="T15"> </text:span></text:span><text:span text:style-name="Emphasis"><text:span text:style-name="T16">data</text:span></text:span><text:span text:style-name="Emphasis"><text:span text:style-name="T17"> </text:span></text:span><text:span text:style-name="Emphasis"><text:span text:style-name="T18">per user</text:span></text:span><text:span text:style-name="Emphasis"><text:span text:style-name="T16"> from the</text:span></text:span><text:span text:style-name="Emphasis"><text:span text:style-name="T19"> browser app</text:span></text:span><text:span text:style-name="Emphasis"><text:span text:style-name="T19"><text:note text:id="ftn1" text:note-class="footnote"><text:note-citation>1</text:note-citation><text:note-body><text:p text:style-name="P15">See the table “Browser app migration from Windows to Linux” on the <text:span text:style-name="T20">next</text:span> page.</text:p></text:note-body></text:note></text:span></text:span><text:span text:style-name="Emphasis"><text:span text:style-name="T21">.<text:line-break/></text:span></text:span><text:span text:style-name="Emphasis"><text:span text:style-name="T22">User</text:span></text:span><text:span text:style-name="Emphasis"><text:span text:style-name="T23"> 1 - 4</text:span></text:span><text:span text:style-name="Emphasis"><text:span text:style-name="T24"><text:line-break/></text:span></text:span><text:span text:style-name="Strong_20_Emphasis"><text:span text:style-name="T25">☐ ☐ ☐ ☐</text:span></text:span></text:p>
          </table:table-cell>
        </table:table-row>
        <table:table-row table:style-name="Tabel3.1">
          <table:table-cell table:style-name="Tabel3.A1" office:value-type="string">
            <text:p text:style-name="P13"><text:span text:style-name="Strong_20_Emphasis"><text:span text:style-name="T11">☐</text:span></text:span></text:p>
          </table:table-cell>
          <table:table-cell table:style-name="Tabel3.A1" office:value-type="string">
            <text:p text:style-name="P14">Export<text:span text:style-name="T26"> </text:span><text:span text:style-name="Emphasis"><text:span text:style-name="T16">data</text:span></text:span><text:span text:style-name="Emphasis"><text:span text:style-name="T17"> </text:span></text:span><text:span text:style-name="Emphasis"><text:span text:style-name="T18">per user</text:span></text:span><text:span text:style-name="Emphasis"><text:span text:style-name="T16"> from the</text:span></text:span><text:span text:style-name="Emphasis"><text:span text:style-name="T19"> </text:span></text:span><text:span text:style-name="Emphasis"><text:span text:style-name="T27">mail </text:span></text:span><text:span text:style-name="Emphasis"><text:span text:style-name="T19">app</text:span></text:span><text:span text:style-name="Emphasis"><text:span text:style-name="T28"><text:note text:id="ftn2" text:note-class="footnote"><text:note-citation>2</text:note-citation><text:note-body><text:p text:style-name="P16">See the table “<text:span text:style-name="T29">Mail</text:span> app migration from Windows to Linux” on the <text:span text:style-name="T30">next</text:span> page.</text:p></text:note-body></text:note></text:span></text:span><text:span text:style-name="T24">.<text:line-break/></text:span><text:span text:style-name="T22">User</text:span><text:span text:style-name="T23"> 1 - 4</text:span><text:span text:style-name="T24"><text:line-break/></text:span><text:span text:style-name="Strong_20_Emphasis"><text:span text:style-name="T25">☐ ☐ ☐ ☐</text:span></text:span></text:p>
          </table:table-cell>
        </table:table-row>
      </table:table>
      <table:table table:name="Tabel5" table:style-name="Tabel5">
        <table:table-column table:style-name="Tabel5.A"/>
        <table:table-column table:style-name="Tabel5.B"/>
        <table:table-row table:style-name="Tabel5.1">
          <table:table-cell table:style-name="Tabel5.A1" office:value-type="string">
            <text:p text:style-name="P11"><text:span text:style-name="Strong_20_Emphasis"><text:span text:style-name="T11">☐</text:span></text:span></text:p>
          </table:table-cell>
          <table:table-cell table:style-name="Tabel5.A1" office:value-type="string">
            <text:p text:style-name="P17"><text:span text:style-name="T31">Copy</text:span><text:span text:style-name="T26"> </text:span><text:span text:style-name="Emphasis"><text:span text:style-name="T15">per </text:span></text:span><text:span text:style-name="Emphasis"><text:span text:style-name="T7">user</text:span></text:span><text:span text:style-name="Emphasis"><text:span text:style-name="T15"> </text:span></text:span><text:span text:style-name="T32">C:\Users\&lt;</text:span><text:span text:style-name="T31">Username</text:span><text:span text:style-name="T32">&gt; </text:span><text:span text:style-name="T33">to an external hard disk</text:span><text:span text:style-name="T24">.<text:line-break/></text:span><text:span text:style-name="T22">User</text:span><text:span text:style-name="T23"> 1 - 4</text:span><text:span text:style-name="T24"><text:line-break/></text:span><text:span text:style-name="Strong_20_Emphasis"><text:span text:style-name="T25">☐ ☐ ☐ ☐</text:span></text:span></text:p>
          </table:table-cell>
        </table:table-row>
      </table:table>
      <text:p text:style-name="P18"/>
      <table:table table:name="Tabel4" table:style-name="Tabel4">
        <table:table-column table:style-name="Tabel4.A"/>
        <table:table-column table:style-name="Tabel4.B"/>
        <table:table-column table:style-name="Tabel4.C"/>
        <table:table-row>
          <table:table-cell table:style-name="Tabel4.A1" table:number-columns-spanned="3" office:value-type="string">
            <text:p text:style-name="P19">Browser app migrat<text:span text:style-name="T34">ion</text:span> <text:span text:style-name="T34">from</text:span><text:span text:style-name="T35"> Windows </text:span><text:span text:style-name="T34">to</text:span><text:span text:style-name="T35"> Linux</text:span></text:p>
          </table:table-cell>
          <table:covered-table-cell/>
          <table:covered-table-cell/>
        </table:table-row>
        <table:table-row>
          <table:table-cell table:style-name="Tabel4.A2" office:value-type="string">
            <text:p text:style-name="P19"/>
          </table:table-cell>
          <table:table-cell table:style-name="Tabel4.A2" office:value-type="string">
            <text:p text:style-name="P20"><text:span text:style-name="T34">In use on</text:span><text:span text:style-name="T36"> </text:span>Windows</text:p>
          </table:table-cell>
          <table:table-cell table:style-name="Tabel4.C2" office:value-type="string">
            <text:p text:style-name="P20">Linux <text:span text:style-name="T34">replacement</text:span></text:p>
          </table:table-cell>
        </table:table-row>
        <table:table-row>
          <table:table-cell table:style-name="Tabel4.A2" office:value-type="string">
            <text:p text:style-name="P21"><text:span text:style-name="Strong_20_Emphasis"><text:span text:style-name="T25">☐</text:span></text:span></text:p>
          </table:table-cell>
          <table:table-cell table:style-name="Tabel4.A2" office:value-type="string">
            <text:p text:style-name="P22">Microsoft Edge <text:span text:style-name="T37">(export Favorite</text:span><text:span text:style-name="T34">s</text:span><text:span text:style-name="T37">)<text:line-break/></text:span><text:span text:style-name="T38">C:\Users\&lt;Username&gt;\AppData\Local\Microsoft\Edge\User Data\Default</text:span><text:span text:style-name="T39">\</text:span></text:p>
          </table:table-cell>
          <table:table-cell table:style-name="Tabel4.C2" office:value-type="string">
            <text:p text:style-name="P23">Microsoft Edge <text:span text:style-name="T37">(import Favorite</text:span><text:span text:style-name="T34">s</text:span><text:span text:style-name="T37">)<text:line-break/></text:span><text:span text:style-name="T38">~/.config/microsoft-edge/</text:span></text:p>
          </table:table-cell>
        </table:table-row>
        <table:table-row>
          <table:table-cell table:style-name="Tabel4.A2" office:value-type="string">
            <text:p text:style-name="P21"><text:span text:style-name="Strong_20_Emphasis"><text:span text:style-name="T25">☐</text:span></text:span></text:p>
          </table:table-cell>
          <table:table-cell table:style-name="Tabel4.A2" office:value-type="string">
            <text:p text:style-name="P23">Mozilla Firefox <text:span text:style-name="T37">(export </text:span><text:span text:style-name="T40">Bookmarks</text:span><text:span text:style-name="T37">)<text:line-break/></text:span><text:span text:style-name="T41">C:\Users\</text:span><text:span text:style-name="T38">&lt;Username&gt;\</text:span><text:span text:style-name="T41">AppData\Roaming\M</text:span><text:span text:style-name="T42">o</text:span><text:span text:style-name="T41">zilla\Firefox\Profiles\</text:span></text:p>
          </table:table-cell>
          <table:table-cell table:style-name="Tabel4.C2" office:value-type="string">
            <text:p text:style-name="P24">Mozilla Firefox <text:span text:style-name="T37">(import </text:span><text:span text:style-name="T40">Bookmarks</text:span><text:span text:style-name="T37">)<text:line-break/></text:span><text:span text:style-name="T38">~/.mozilla/firefox/ <text:s/></text:span><text:span text:style-name="T43">(</text:span><text:span text:style-name="T44">see</text:span><text:span text:style-name="T45"> </text:span><text:span text:style-name="User_20_Entry"><text:span text:style-name="T46">about:profiles</text:span></text:span><text:span text:style-name="User_20_Entry"><text:span text:style-name="T43">)</text:span></text:span></text:p>
          </table:table-cell>
        </table:table-row>
        <table:table-row>
          <table:table-cell table:style-name="Tabel4.A2" office:value-type="string">
            <text:p text:style-name="P21"><text:span text:style-name="Strong_20_Emphasis"><text:span text:style-name="T25">☐</text:span></text:span></text:p>
          </table:table-cell>
          <table:table-cell table:style-name="Tabel4.A2" office:value-type="string">
            <text:p text:style-name="P22">Google Chrome <text:span text:style-name="T37">(export </text:span><text:span text:style-name="T40">Bookmarks</text:span><text:span text:style-name="T37">)<text:line-break/></text:span><text:span text:style-name="T38">C:\Users\&lt;Username&gt;\AppData\Local\Google\Chrome\User Data</text:span><text:span text:style-name="T47">\</text:span></text:p>
          </table:table-cell>
          <table:table-cell table:style-name="Tabel4.C2" office:value-type="string">
            <text:p text:style-name="P22">Google Chrome <text:span text:style-name="T37">(import </text:span><text:span text:style-name="T40">Bookmarks</text:span><text:span text:style-name="T37">)<text:line-break/></text:span><text:span text:style-name="T38">~/.config/google-chrome/</text:span></text:p>
          </table:table-cell>
        </table:table-row>
      </table:table>
      <text:p text:style-name="P18"/>
      <text:p text:style-name="P18"><text:tab/></text:p>
      <table:table table:name="Tabel7" table:style-name="Tabel7">
        <table:table-column table:style-name="Tabel7.A"/>
        <table:table-column table:style-name="Tabel7.B"/>
        <table:table-column table:style-name="Tabel7.C"/>
        <table:table-row>
          <table:table-cell table:style-name="Tabel7.A1" table:number-columns-spanned="3" office:value-type="string">
            <text:p text:style-name="P19">Mail app migrati<text:span text:style-name="T48">on</text:span> <text:span text:style-name="T48">from</text:span><text:span text:style-name="T35"> Windows </text:span><text:span text:style-name="T48">to</text:span><text:span text:style-name="T35"> Linux</text:span></text:p>
          </table:table-cell>
          <table:covered-table-cell/>
          <table:covered-table-cell/>
        </table:table-row>
        <table:table-row>
          <table:table-cell table:style-name="Tabel7.A2" office:value-type="string">
            <text:p text:style-name="P21"><text:span text:style-name="Strong_20_Emphasis"><text:span text:style-name="T25"/></text:span></text:p>
          </table:table-cell>
          <table:table-cell table:style-name="Tabel7.A2" office:value-type="string">
            <text:p text:style-name="P25"><text:span text:style-name="T34">In use on</text:span><text:span text:style-name="T36"> </text:span>Windows</text:p>
          </table:table-cell>
          <table:table-cell table:style-name="Tabel7.C2" office:value-type="string">
            <text:p text:style-name="P25">Linux <text:span text:style-name="T34">replacement</text:span></text:p>
          </table:table-cell>
        </table:table-row>
        <table:table-row>
          <table:table-cell table:style-name="Tabel7.A2" office:value-type="string">
            <text:p text:style-name="P21"><text:span text:style-name="Strong_20_Emphasis"><text:span text:style-name="T25">☐</text:span></text:span></text:p>
          </table:table-cell>
          <table:table-cell table:style-name="Tabel7.A2" office:value-type="string">
            <text:p text:style-name="P26">Microsoft Outlook (export <text:span text:style-name="T49">ad</text:span><text:span text:style-name="T50">d</text:span><text:span text:style-name="T49">re</text:span><text:span text:style-name="T51">s</text:span><text:span text:style-name="T49">s bo</text:span><text:span text:style-name="T52">o</text:span><text:span text:style-name="T49">k</text:span>)<text:line-break/><text:span text:style-name="T53">C:\Users\&lt;Username&gt;\\AppData</text:span><text:span text:style-name="T54">\</text:span><text:span text:style-name="T53">Local</text:span><text:span text:style-name="T54">\</text:span><text:span text:style-name="T53">Microsoft</text:span><text:span text:style-name="T54">\</text:span><text:span text:style-name="T53">Outlook</text:span><text:span text:style-name="T54">\</text:span></text:p>
          </table:table-cell>
          <table:table-cell table:style-name="Tabel7.C2" table:number-rows-spanned="3" office:value-type="string">
            <text:p text:style-name="P27"><text:span text:style-name="T53"><text:line-break/></text:span><text:line-break/>Thunderbird (import <text:span text:style-name="T49">ad</text:span><text:span text:style-name="T51">d</text:span><text:span text:style-name="T49">res</text:span><text:span text:style-name="T51">s </text:span><text:span text:style-name="T49">bo</text:span><text:span text:style-name="T52">o</text:span><text:span text:style-name="T49">k</text:span>)<text:line-break/><text:span text:style-name="T55">~/.thunderbird/<text:line-break/></text:span><text:span text:style-name="T56">For </text:span><text:span text:style-name="T57">Outloo</text:span><text:span text:style-name="T58">k</text:span><text:span text:style-name="T59"> </text:span><text:span text:style-name="T60">i</text:span><text:span text:style-name="T59">nstall </text:span><text:span text:style-name="T61">pst-</text:span><text:span text:style-name="T59">utils</text:span><text:span text:style-name="T62"> </text:span><text:span text:style-name="T63">(</text:span><text:span text:style-name="T62">read</text:span><text:span text:style-name="T64">pst</text:span><text:span text:style-name="T63">) </text:span><text:span text:style-name="T65">a</text:span><text:span text:style-name="T59">n</text:span><text:span text:style-name="T65">d </text:span><text:span text:style-name="T66">add-on</text:span><text:span text:style-name="T59"> 'ImportExportTools NG'</text:span></text:p>
          </table:table-cell>
        </table:table-row>
        <table:table-row>
          <table:table-cell table:style-name="Tabel7.A2" office:value-type="string">
            <text:p text:style-name="P21"><text:span text:style-name="Strong_20_Emphasis"><text:span text:style-name="T25">☐</text:span></text:span></text:p>
          </table:table-cell>
          <table:table-cell table:style-name="Tabel7.A2" office:value-type="string">
            <text:p text:style-name="P28">Windows Mail (export <text:span text:style-name="T49">ad</text:span><text:span text:style-name="T50">d</text:span><text:span text:style-name="T49">re</text:span><text:span text:style-name="T51">s</text:span><text:span text:style-name="T49">s bo</text:span><text:span text:style-name="T52">o</text:span><text:span text:style-name="T49">k)<text:line-break/></text:span><text:span text:style-name="T55">C:\Users\</text:span><text:span text:style-name="T38">&lt;Username&gt;</text:span><text:span text:style-name="T55">\AppData\Local\Comms\Unistore\data</text:span><text:span text:style-name="T39">\</text:span></text:p>
          </table:table-cell>
          <table:covered-table-cell table:style-name="Tabel7.C2"/>
        </table:table-row>
        <table:table-row>
          <table:table-cell table:style-name="Tabel7.A2" office:value-type="string">
            <text:p text:style-name="P21"><text:span text:style-name="Strong_20_Emphasis"><text:span text:style-name="T25">☐</text:span></text:span></text:p>
          </table:table-cell>
          <table:table-cell table:style-name="Tabel7.A2" office:value-type="string">
            <text:p text:style-name="P28">Thunderbird (export <text:span text:style-name="T49">ad</text:span><text:span text:style-name="T51">d</text:span><text:span text:style-name="T49">res</text:span><text:span text:style-name="T51">s</text:span><text:span text:style-name="T49"> bo</text:span><text:span text:style-name="T52">o</text:span><text:span text:style-name="T49">k)<text:line-break/></text:span><text:span text:style-name="T55">C:\</text:span><text:span text:style-name="T41">Users</text:span><text:span text:style-name="T55">\</text:span><text:span text:style-name="T38">&lt;Username&gt;\</text:span><text:span text:style-name="T55">AppData\Roaming\Thunderbird\Profiles</text:span><text:span text:style-name="T39">\</text:span></text:p>
          </table:table-cell>
          <table:covered-table-cell table:style-name="Tabel7.C2"/>
        </table:table-row>
        <table:table-row>
          <table:table-cell table:style-name="Tabel7.A2" office:value-type="string">
            <text:p text:style-name="P21"><text:span text:style-name="Strong_20_Emphasis"><text:span text:style-name="T25">☐</text:span></text:span></text:p>
          </table:table-cell>
          <table:table-cell table:style-name="Tabel7.A2" office:value-type="string">
            <text:p text:style-name="P22">Webmail</text:p>
          </table:table-cell>
          <table:table-cell table:style-name="Tabel7.C2" office:value-type="string">
            <text:p text:style-name="P22">Webmail</text:p>
          </table:table-cell>
        </table:table-row>
      </table:table>
      <text:p text:style-name="P18"/>
      <text:p text:style-name="P18"/>
      <text:list text:continue-numbering="true" text:style-name="L1">
        <text:list-item>
          <text:p text:style-name="P29"><text:span text:style-name="Strong_20_Emphasis"><text:span text:style-name="T67">Install </text:span></text:span><text:span text:style-name="Strong_20_Emphasis"><text:span text:style-name="T68">Linux</text:span></text:span></text:p>
        </text:list-item>
      </text:list>
      <text:p text:style-name="P30"/>
      <table:table table:name="2._Ubuntu_installeren" table:style-name="_32_._5f_Ubuntu_5f_installeren">
        <table:table-column table:style-name="_32_._5f_Ubuntu_5f_installeren.A"/>
        <table:table-column table:style-name="_32_._5f_Ubuntu_5f_installeren.B"/>
        <table:table-row table:style-name="_32_._5f_Ubuntu_5f_installeren.1">
          <table:table-cell table:style-name="_32_._5f_Ubuntu_5f_installeren.A1" office:value-type="string">
            <text:p text:style-name="P31"><text:span text:style-name="Strong_20_Emphasis"><text:span text:style-name="T25">☐</text:span></text:span></text:p>
          </table:table-cell>
          <table:table-cell table:style-name="_32_._5f_Ubuntu_5f_installeren.A1" office:value-type="string">
            <text:p text:style-name="P32"><text:span text:style-name="T69">Install </text:span><text:span text:style-name="T70">Linux </text:span><text:span text:style-name="T69">according to the </text:span><text:span text:style-name="T71">Checklist i</text:span><text:span text:style-name="T72">nstallation</text:span><text:span text:style-name="T69"><text:note text:id="ftn3" text:note-class="footnote"><text:note-citation>1</text:note-citation><text:note-body><text:p text:style-name="P33"><text:span text:style-name="T73">Checklist installation can be found </text:span><text:span text:style-name="Strong_20_Emphasis"><text:span text:style-name="T74">at </text:span></text:span><text:a xlink:type="simple" xlink:href="https://karelzimmer.nl/html/en/home.html" text:style-name="Internet_20_link" text:visited-style-name="Visited_20_Internet_20_Link"><text:span text:style-name="Strong_20_Emphasis"><text:span text:style-name="T75">karelzimmer.nl/en</text:span></text:span></text:a><text:span text:style-name="Strong_20_Emphasis"><text:span text:style-name="T74">, under</text:span></text:span><text:span text:style-name="T73"> </text:span><text:span text:style-name="T76">Linux</text:span><text:span text:style-name="T73">.</text:span></text:p></text:note-body></text:note></text:span><text:span text:style-name="T69">.</text:span></text:p>
          </table:table-cell>
        </table:table-row>
      </table:table>
      <text:p text:style-name="P34"><text:tab/></text:p>
      <text:list text:continue-numbering="true" text:style-name="L1">
        <text:list-item>
          <text:p text:style-name="P35"><text:soft-page-break/><text:span text:style-name="Strong_20_Emphasis"><text:span text:style-name="T77">Restore backup</text:span></text:span><text:span text:style-name="Emphasis"><text:span text:style-name="T78"> (on Linux)</text:span></text:span><text:span text:style-name="T79"><text:line-break/></text:span></text:p>
          <text:p text:style-name="P36"><text:span text:style-name="Emphasis"><text:span text:style-name="T80">The actions in this chapter must be performed </text:span></text:span><text:span text:style-name="Emphasis"><text:span text:style-name="T81">per user</text:span></text:span><text:span text:style-name="Emphasis"><text:span text:style-name="T80">.</text:span></text:span></text:p>
        </text:list-item>
      </text:list>
      <text:p text:style-name="P37"/>
      <text:p text:style-name="P38"><text:span text:style-name="T82"><text:tab/></text:span><text:span text:style-name="T83">User</text:span><text:span text:style-name="T23"> 1 - 4</text:span><text:span text:style-name="T24"><text:line-break/><text:tab/></text:span><text:span text:style-name="Strong_20_Emphasis"><text:span text:style-name="T25">☐ ☐ ☐ ☐<text:tab/></text:span></text:span><text:span text:style-name="T84">Connect the external hard disk.</text:span></text:p>
      <text:p text:style-name="P39"><text:tab/><text:span text:style-name="Strong_20_Emphasis"><text:span text:style-name="T25">☐ ☐ ☐ ☐<text:tab/></text:span></text:span><text:span text:style-name="T85">Copy</text:span><text:span text:style-name="T79"> </text:span><text:span text:style-name="T86">Documents</text:span><text:span text:style-name="T87">, </text:span><text:span text:style-name="T88">etc</text:span><text:span text:style-name="T79">.</text:span></text:p>
      <text:p text:style-name="P40"><text:tab/><text:span text:style-name="Strong_20_Emphasis"><text:span text:style-name="T25">☐ ☐ ☐ ☐<text:tab/></text:span></text:span><text:span text:style-name="Strong_20_Emphasis"><text:span text:style-name="T89">I</text:span></text:span><text:span text:style-name="Strong_20_Emphasis"><text:span text:style-name="T90">mport browser app </text:span></text:span><text:span text:style-name="Strong_20_Emphasis"><text:span text:style-name="T91">data</text:span></text:span><text:span text:style-name="Strong_20_Emphasis"><text:span text:style-name="T92"><text:note text:id="ftn4" text:note-class="footnote"><text:note-citation>1</text:note-citation><text:note-body><text:p text:style-name="P41">See the table “Browser app migration from Windows to Linux” on the previous page.</text:p></text:note-body></text:note></text:span></text:span><text:span text:style-name="Strong_20_Emphasis"><text:span text:style-name="T93">.</text:span></text:span></text:p>
      <text:p text:style-name="P40"><text:span text:style-name="Strong_20_Emphasis"><text:span text:style-name="T94"><text:tab/></text:span></text:span><text:span text:style-name="Strong_20_Emphasis"><text:span text:style-name="T25">☐ ☐ ☐ ☐</text:span></text:span><text:span text:style-name="Strong_20_Emphasis"><text:span text:style-name="T94"><text:tab/></text:span></text:span><text:span text:style-name="Strong_20_Emphasis"><text:span text:style-name="T89">I</text:span></text:span><text:span text:style-name="Strong_20_Emphasis"><text:span text:style-name="T90">mport </text:span></text:span><text:span text:style-name="Strong_20_Emphasis"><text:span text:style-name="T91">mail </text:span></text:span><text:span text:style-name="Strong_20_Emphasis"><text:span text:style-name="T90">app </text:span></text:span><text:span text:style-name="Strong_20_Emphasis"><text:span text:style-name="T91">data</text:span></text:span><text:span text:style-name="Strong_20_Emphasis"><text:span text:style-name="T92"><text:note text:id="ftn5" text:note-class="footnote"><text:note-citation>2</text:note-citation><text:note-body><text:p text:style-name="P41">See the table “<text:span text:style-name="T29">Mail</text:span> app migration from Windows to Linux” on the previous page.</text:p></text:note-body></text:note></text:span></text:span><text:span text:style-name="Strong_20_Emphasis"><text:span text:style-name="T93">.</text:span></text:span></text:p>
      <text:list text:style-name="L2">
        <text:list-header>
          <text:p text:style-name="P42"><text:span text:style-name="T95"><text:tab/></text:span><text:span text:style-name="Strong_20_Emphasis"><text:span text:style-name="T25">☐ ☐ ☐ ☐</text:span></text:span><text:span text:style-name="Strong_20_Emphasis"><text:span text:style-name="T94"><text:tab/></text:span></text:span><text:span text:style-name="T84">Start </text:span><text:span text:style-name="T96">the browser app</text:span><text:span text:style-name="T84"> and check the operation.</text:span></text:p>
          <text:p text:style-name="P43"><text:span text:style-name="T95"><text:tab/></text:span><text:span text:style-name="Strong_20_Emphasis"><text:span text:style-name="T25">☐ ☐ ☐ ☐</text:span></text:span><text:span text:style-name="Strong_20_Emphasis"><text:span text:style-name="T94"><text:tab/></text:span></text:span><text:span text:style-name="T84">Start </text:span><text:span text:style-name="T96">the mail app</text:span><text:span text:style-name="T84"> and check the operation.</text:span></text:p>
        </text:list-header>
      </text:list>
      <text:p text:style-name="P44"><text:tab/><text:span text:style-name="Strong_20_Emphasis"><text:span text:style-name="T25">☐ ☐ ☐ ☐</text:span></text:span><text:span text:style-name="Strong_20_Emphasis"><text:span text:style-name="T94"><text:tab/></text:span></text:span><text:span text:style-name="T95">Remove unnecessary Windows files via </text:span><text:span text:style-name="Strong_20_Emphasis"><text:span text:style-name="T97">Terminal</text:span></text:span><text:span text:style-name="T95"> and the following command line:</text:span></text:p>
      <text:p text:style-name="P45"><text:span text:style-name="T98"><text:tab/><text:tab/><text:tab/><text:tab/><text:tab/></text:span><text:span text:style-name="User_20_Entry"><text:span text:style-name="T99">find $HOME -type f -iname desktop.ini -delete -or -type f -iname thumbs.db -delete -type f -name '*.lnk' -delete -or -type f -iname '*.exe' -delete -or -type f -name '~*' -delete</text:span></text:span></text:p>
      <text:list text:continue-numbering="true" text:style-name="L2">
        <text:list-header>
          <text:p text:style-name="P46"/>
          <text:p text:style-name="P47"><text:span text:style-name="T100"><text:line-break/><text:tab/></text:span><text:span text:style-name="T101">End of checklist, the transfer is complete.</text:span></text:p>
        </text:list-header>
      </text:list>
      <text:p text:style-name="P48"/>
      <text:list text:continue-numbering="true" text:style-name="L2">
        <text:list-item>
          <text:list>
            <text:list-header>
              <text:p text:style-name="P49"><text:span text:style-name="T102">Written</text:span><text:span text:style-name="T103"> </text:span><text:span text:style-name="T102">by</text:span><text:span text:style-name="T103"> </text:span><text:a xlink:type="simple" xlink:href="mailto:info@karelzimmer.nl?subject=Checklist%20installation%20Linux" text:style-name="Internet_20_link" text:visited-style-name="Visited_20_Internet_20_Link"><text:span text:style-name="T104">Karel Zimmer</text:span></text:a><text:span text:style-name="T105">.</text:span></text:p>
              <text:p text:style-name="P49"><text:span text:style-name="T106">License </text:span><text:span text:style-name="T105">C</text:span><text:span text:style-name="T107">C0</text:span><text:span text:style-name="T105"> 1.0</text:span><text:span text:style-name="T108"> </text:span><text:span text:style-name="T108"><draw:a xlink:type="simple" xlink:href="https://creativecommons.org/publicdomain/zero/1.0"><draw:frame draw:style-name="fr1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108"><text:s/></text:span><text:span text:style-name="T108"><draw:a xlink:type="simple" xlink:href="https://creativecommons.org/publicdomain/zero/1.0"><draw:frame draw:style-name="fr2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108">.</text:span></text:p>
            </text:list-header>
          </text:list>
        </text:list-item>
      </text:list>
      <table:table table:name="Tabel1" table:style-name="Tabel1">
        <table:table-column table:style-name="Tabel1.A"/>
        <table:table-column table:style-name="Tabel1.B"/>
        <table:table-column table:style-name="Tabel1.C"/>
        <table:table-column table:style-name="Tabel1.D"/>
        <table:table-column table:style-name="Tabel1.E"/>
        <table:table-column table:style-name="Tabel1.F"/>
        <table:table-column table:style-name="Tabel1.G"/>
        <table:table-row table:style-name="Tabel1.1">
          <table:table-cell table:style-name="Tabel1.A1" table:number-rows-spanned="2" office:value-type="string">
            <text:p text:style-name="P50"><text:span text:style-name="T109">User</text:span>#</text:p>
            <text:p text:style-name="P51"/>
          </table:table-cell>
          <table:table-cell table:style-name="Tabel1.A1" table:number-rows-spanned="2" office:value-type="string">
            <text:p text:style-name="P52">Name</text:p>
            <text:p text:style-name="P53">(<text:span text:style-name="T109">e.g</text:span>. Jan <text:span text:style-name="T110">Jansen</text:span>)</text:p>
          </table:table-cell>
          <table:table-cell table:style-name="Tabel1.A1" table:number-rows-spanned="2" office:value-type="string">
            <text:p text:style-name="P52">Username</text:p>
            <text:p text:style-name="P53">(<text:span text:style-name="T109">e.g</text:span>. jan)</text:p>
          </table:table-cell>
          <table:table-cell table:style-name="Tabel1.D1" table:number-rows-spanned="2" office:value-type="string">
            <text:p text:style-name="P54">Password</text:p>
            <text:p text:style-name="P55"/>
          </table:table-cell>
          <table:table-cell table:style-name="Tabel1.E1" office:value-type="string">
            <text:p text:style-name="P56"/>
          </table:table-cell>
          <table:table-cell table:style-name="Tabel1.F1" office:value-type="string">
            <text:p text:style-name="P57">BIOS <text:span text:style-name="T109">password</text:span></text:p>
          </table:table-cell>
          <table:table-cell table:style-name="Tabel1.G1" office:value-type="string">
            <text:p text:style-name="P58"/>
          </table:table-cell>
        </table:table-row>
        <table:table-row table:style-name="Tabel1.2">
          <table:covered-table-cell table:style-name="Tabel1.A1"/>
          <table:covered-table-cell table:style-name="Tabel1.A1"/>
          <table:covered-table-cell table:style-name="Tabel1.A1"/>
          <table:covered-table-cell table:style-name="Tabel1.D1"/>
          <table:table-cell table:style-name="Tabel1.E1" office:value-type="string">
            <text:p text:style-name="P56"/>
          </table:table-cell>
          <table:table-cell table:style-name="Tabel1.F2" office:value-type="string">
            <text:p text:style-name="P59">Wi<text:span text:style-name="T109">F</text:span>i netw<text:span text:style-name="T109">o</text:span>rk na<text:span text:style-name="T109">me</text:span></text:p>
          </table:table-cell>
          <table:table-cell table:style-name="Tabel1.G2" office:value-type="string">
            <text:p text:style-name="P58"/>
          </table:table-cell>
        </table:table-row>
        <table:table-row table:style-name="Tabel1.3">
          <table:table-cell table:style-name="Tabel1.A3" office:value-type="string">
            <text:p text:style-name="P60">1</text:p>
          </table:table-cell>
          <table:table-cell table:style-name="Tabel1.A3" office:value-type="string">
            <text:p text:style-name="P61"/>
          </table:table-cell>
          <table:table-cell table:style-name="Tabel1.A3" office:value-type="string">
            <text:p text:style-name="P58"/>
          </table:table-cell>
          <table:table-cell table:style-name="Tabel1.D3" office:value-type="string">
            <text:p text:style-name="P58"/>
          </table:table-cell>
          <table:table-cell table:style-name="Tabel1.E1" office:value-type="string">
            <text:p text:style-name="P56"/>
          </table:table-cell>
          <table:table-cell table:style-name="Tabel1.F2" office:value-type="string">
            <text:p text:style-name="P62">Network key</text:p>
          </table:table-cell>
          <table:table-cell table:style-name="Tabel1.G2" office:value-type="string">
            <text:p text:style-name="P58"/>
          </table:table-cell>
        </table:table-row>
        <table:table-row table:style-name="Tabel1.4">
          <table:table-cell table:style-name="Tabel1.A3" office:value-type="string">
            <text:p text:style-name="P60">2</text:p>
          </table:table-cell>
          <table:table-cell table:style-name="Tabel1.A3" office:value-type="string">
            <text:p text:style-name="P58"/>
          </table:table-cell>
          <table:table-cell table:style-name="Tabel1.A3" office:value-type="string">
            <text:p text:style-name="P58"/>
          </table:table-cell>
          <table:table-cell table:style-name="Tabel1.D3" office:value-type="string">
            <text:p text:style-name="P58"/>
          </table:table-cell>
          <table:table-cell table:style-name="Tabel1.E1" office:value-type="string">
            <text:p text:style-name="P56"/>
          </table:table-cell>
          <table:table-cell table:style-name="Tabel1.F2" office:value-type="string">
            <text:p text:style-name="P63">Router IP#</text:p>
          </table:table-cell>
          <table:table-cell table:style-name="Tabel1.G2" office:value-type="string">
            <text:p text:style-name="P58"/>
          </table:table-cell>
        </table:table-row>
        <table:table-row table:style-name="Tabel1.5">
          <table:table-cell table:style-name="Tabel1.A3" office:value-type="string">
            <text:p text:style-name="P64">3</text:p>
          </table:table-cell>
          <table:table-cell table:style-name="Tabel1.A3" office:value-type="string">
            <text:p text:style-name="P58"/>
          </table:table-cell>
          <table:table-cell table:style-name="Tabel1.A3" office:value-type="string">
            <text:p text:style-name="P58"/>
          </table:table-cell>
          <table:table-cell table:style-name="Tabel1.D3" office:value-type="string">
            <text:p text:style-name="P58"/>
          </table:table-cell>
          <table:table-cell table:style-name="Tabel1.E1" office:value-type="string">
            <text:p text:style-name="P56"/>
          </table:table-cell>
          <table:table-cell table:style-name="Tabel1.F2" office:value-type="string">
            <text:p text:style-name="P63">Router <text:span text:style-name="T109">user</text:span>/<text:span text:style-name="T109">passwd</text:span></text:p>
          </table:table-cell>
          <table:table-cell table:style-name="Tabel1.G2" office:value-type="string">
            <text:p text:style-name="P58"/>
          </table:table-cell>
        </table:table-row>
        <table:table-row table:style-name="Tabel1.6">
          <table:table-cell table:style-name="Tabel1.A3" office:value-type="string">
            <text:p text:style-name="P64">4</text:p>
          </table:table-cell>
          <table:table-cell table:style-name="Tabel1.A3" office:value-type="string">
            <text:p text:style-name="P58"/>
          </table:table-cell>
          <table:table-cell table:style-name="Tabel1.A3" office:value-type="string">
            <text:p text:style-name="P58"/>
          </table:table-cell>
          <table:table-cell table:style-name="Tabel1.D3" office:value-type="string">
            <text:p text:style-name="P58"/>
          </table:table-cell>
          <table:table-cell table:style-name="Tabel1.E1" office:value-type="string">
            <text:p text:style-name="P56"/>
          </table:table-cell>
          <table:table-cell table:style-name="Tabel1.F2" office:value-type="string">
            <text:p text:style-name="P65">TeamViewer ID</text:p>
          </table:table-cell>
          <table:table-cell table:style-name="Tabel1.G2" office:value-type="string">
            <text:p text:style-name="P58"/>
          </table:table-cell>
        </table:table-row>
      </table:table>
      <text:p text:style-name="P66"/>
      <table:table table:name="Tabel2" table:style-name="Tabel2">
        <table:table-column table:style-name="Tabel2.A"/>
        <table:table-column table:style-name="Tabel2.B"/>
        <table:table-column table:style-name="Tabel2.C"/>
        <table:table-column table:style-name="Tabel2.D"/>
        <table:table-column table:style-name="Tabel2.E"/>
        <table:table-column table:style-name="Tabel2.F"/>
        <table:table-row table:style-name="Tabel2.1">
          <table:table-cell table:style-name="Tabel2.A1" office:value-type="string">
            <text:p text:style-name="P67"><text:span text:style-name="T111">User</text:span><text:span text:style-name="T73">#</text:span></text:p>
          </table:table-cell>
          <table:table-cell table:style-name="Tabel2.A1" office:value-type="string">
            <text:p text:style-name="P68"><text:span text:style-name="T112">Seq.</text:span>#</text:p>
          </table:table-cell>
          <table:table-cell table:style-name="Tabel2.A1" office:value-type="string">
            <text:p text:style-name="P69">Email nam<text:span text:style-name="T109">e</text:span></text:p>
          </table:table-cell>
          <table:table-cell table:style-name="Tabel2.A1" office:value-type="string">
            <text:p text:style-name="P69">Email <text:span text:style-name="T113">address</text:span></text:p>
          </table:table-cell>
          <table:table-cell table:style-name="Tabel2.A1" office:value-type="string">
            <text:p text:style-name="P70">User name</text:p>
          </table:table-cell>
          <table:table-cell table:style-name="Tabel2.F1" office:value-type="string">
            <text:p text:style-name="P71">Password</text:p>
          </table:table-cell>
        </table:table-row>
        <table:table-row table:style-name="Tabel2.2">
          <table:table-cell table:style-name="Tabel2.A2" office:value-type="string">
            <text:p text:style-name="P72"/>
          </table:table-cell>
          <table:table-cell table:style-name="Tabel2.A2" office:value-type="string">
            <text:p text:style-name="P73"/>
          </table:table-cell>
          <table:table-cell table:style-name="Tabel2.A2" office:value-type="string">
            <text:p text:style-name="P73"/>
          </table:table-cell>
          <table:table-cell table:style-name="Tabel2.A2" office:value-type="string">
            <text:p text:style-name="P67"/>
          </table:table-cell>
          <table:table-cell table:style-name="Tabel2.A2" office:value-type="string">
            <text:p text:style-name="P72"/>
          </table:table-cell>
          <table:table-cell table:style-name="Tabel2.F2" office:value-type="string">
            <text:p text:style-name="P72"/>
          </table:table-cell>
        </table:table-row>
        <table:table-row table:style-name="Tabel2.2">
          <table:table-cell table:style-name="Tabel2.A3" office:value-type="string">
            <text:p text:style-name="P72"/>
          </table:table-cell>
          <table:table-cell table:style-name="Tabel2.A3" office:value-type="string">
            <text:p text:style-name="P73"/>
          </table:table-cell>
          <table:table-cell table:style-name="Tabel2.A3" office:value-type="string">
            <text:p text:style-name="P73"/>
          </table:table-cell>
          <table:table-cell table:style-name="Tabel2.A3" office:value-type="string">
            <text:p text:style-name="P67"/>
          </table:table-cell>
          <table:table-cell table:style-name="Tabel2.A3" office:value-type="string">
            <text:p text:style-name="P72"/>
          </table:table-cell>
          <table:table-cell table:style-name="Tabel2.F3" office:value-type="string">
            <text:p text:style-name="P72"/>
          </table:table-cell>
        </table:table-row>
        <table:table-row table:style-name="Tabel2.2">
          <table:table-cell table:style-name="Tabel2.A3" office:value-type="string">
            <text:p text:style-name="P72"/>
          </table:table-cell>
          <table:table-cell table:style-name="Tabel2.A3" office:value-type="string">
            <text:p text:style-name="P73"/>
          </table:table-cell>
          <table:table-cell table:style-name="Tabel2.A3" office:value-type="string">
            <text:p text:style-name="P73"/>
          </table:table-cell>
          <table:table-cell table:style-name="Tabel2.A3" office:value-type="string">
            <text:p text:style-name="P67"/>
          </table:table-cell>
          <table:table-cell table:style-name="Tabel2.A3" office:value-type="string">
            <text:p text:style-name="P72"/>
          </table:table-cell>
          <table:table-cell table:style-name="Tabel2.F3" office:value-type="string">
            <text:p text:style-name="P72"/>
          </table:table-cell>
        </table:table-row>
        <table:table-row table:style-name="Tabel2.2">
          <table:table-cell table:style-name="Tabel2.A3" office:value-type="string">
            <text:p text:style-name="P72"/>
          </table:table-cell>
          <table:table-cell table:style-name="Tabel2.A3" office:value-type="string">
            <text:p text:style-name="P73"/>
          </table:table-cell>
          <table:table-cell table:style-name="Tabel2.A3" office:value-type="string">
            <text:p text:style-name="P73"/>
          </table:table-cell>
          <table:table-cell table:style-name="Tabel2.A3" office:value-type="string">
            <text:p text:style-name="P67"/>
          </table:table-cell>
          <table:table-cell table:style-name="Tabel2.A3" office:value-type="string">
            <text:p text:style-name="P72"/>
          </table:table-cell>
          <table:table-cell table:style-name="Tabel2.F3" office:value-type="string">
            <text:p text:style-name="P72"/>
          </table:table-cell>
        </table:table-row>
        <table:table-row table:style-name="Tabel2.2">
          <table:table-cell table:style-name="Tabel2.A3" office:value-type="string">
            <text:p text:style-name="P72"/>
          </table:table-cell>
          <table:table-cell table:style-name="Tabel2.A3" office:value-type="string">
            <text:p text:style-name="P73"/>
          </table:table-cell>
          <table:table-cell table:style-name="Tabel2.A3" office:value-type="string">
            <text:p text:style-name="P73"/>
          </table:table-cell>
          <table:table-cell table:style-name="Tabel2.A3" office:value-type="string">
            <text:p text:style-name="P67"/>
          </table:table-cell>
          <table:table-cell table:style-name="Tabel2.A3" office:value-type="string">
            <text:p text:style-name="P72"/>
          </table:table-cell>
          <table:table-cell table:style-name="Tabel2.F3" office:value-type="string">
            <text:p text:style-name="P72"/>
          </table:table-cell>
        </table:table-row>
        <table:table-row table:style-name="Tabel2.2">
          <table:table-cell table:style-name="Tabel2.A3" office:value-type="string">
            <text:p text:style-name="P72"/>
          </table:table-cell>
          <table:table-cell table:style-name="Tabel2.A3" office:value-type="string">
            <text:p text:style-name="P73"/>
          </table:table-cell>
          <table:table-cell table:style-name="Tabel2.A3" office:value-type="string">
            <text:p text:style-name="P73"/>
          </table:table-cell>
          <table:table-cell table:style-name="Tabel2.A3" office:value-type="string">
            <text:p text:style-name="P67"/>
          </table:table-cell>
          <table:table-cell table:style-name="Tabel2.A3" office:value-type="string">
            <text:p text:style-name="P72"/>
          </table:table-cell>
          <table:table-cell table:style-name="Tabel2.F3" office:value-type="string">
            <text:p text:style-name="P72"/>
          </table:table-cell>
        </table:table-row>
        <table:table-row table:style-name="Tabel2.2">
          <table:table-cell table:style-name="Tabel2.A3" office:value-type="string">
            <text:p text:style-name="P72"/>
          </table:table-cell>
          <table:table-cell table:style-name="Tabel2.A3" office:value-type="string">
            <text:p text:style-name="P73"/>
          </table:table-cell>
          <table:table-cell table:style-name="Tabel2.A3" office:value-type="string">
            <text:p text:style-name="P73"/>
          </table:table-cell>
          <table:table-cell table:style-name="Tabel2.A3" office:value-type="string">
            <text:p text:style-name="P67"/>
          </table:table-cell>
          <table:table-cell table:style-name="Tabel2.A3" office:value-type="string">
            <text:p text:style-name="P72"/>
          </table:table-cell>
          <table:table-cell table:style-name="Tabel2.F3" office:value-type="string">
            <text:p text:style-name="P72"/>
          </table:table-cell>
        </table:table-row>
        <table:table-row table:style-name="Tabel2.2">
          <table:table-cell table:style-name="Tabel2.A3" office:value-type="string">
            <text:p text:style-name="P72"/>
          </table:table-cell>
          <table:table-cell table:style-name="Tabel2.A3" office:value-type="string">
            <text:p text:style-name="P73"/>
          </table:table-cell>
          <table:table-cell table:style-name="Tabel2.A3" office:value-type="string">
            <text:p text:style-name="P73"/>
          </table:table-cell>
          <table:table-cell table:style-name="Tabel2.A3" office:value-type="string">
            <text:p text:style-name="P67"/>
          </table:table-cell>
          <table:table-cell table:style-name="Tabel2.A3" office:value-type="string">
            <text:p text:style-name="P72"/>
          </table:table-cell>
          <table:table-cell table:style-name="Tabel2.F3" office:value-type="string">
            <text:p text:style-name="P72"/>
          </table:table-cell>
        </table:table-row>
        <table:table-row table:style-name="Tabel2.2">
          <table:table-cell table:style-name="Tabel2.A3" office:value-type="string">
            <text:p text:style-name="P72"/>
          </table:table-cell>
          <table:table-cell table:style-name="Tabel2.A3" office:value-type="string">
            <text:p text:style-name="P73"/>
          </table:table-cell>
          <table:table-cell table:style-name="Tabel2.A3" office:value-type="string">
            <text:p text:style-name="P73"/>
          </table:table-cell>
          <table:table-cell table:style-name="Tabel2.A3" office:value-type="string">
            <text:p text:style-name="P67"/>
          </table:table-cell>
          <table:table-cell table:style-name="Tabel2.A3" office:value-type="string">
            <text:p text:style-name="P72"/>
          </table:table-cell>
          <table:table-cell table:style-name="Tabel2.F3" office:value-type="string">
            <text:p text:style-name="P72"/>
          </table:table-cell>
        </table:table-row>
      </table:table>
      <text:p text:style-name="P7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adornments="Standaard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adornments="Cursief" style:font-family-generic="swiss" style:font-pitch="variable"/>
    <style:font-face style:name="Liberation Sans3" svg:font-family="'Liberation Sans'" style:font-adornments="Standaard" style:font-family-generic="swiss" style:font-pitch="variable"/>
    <style:font-face style:name="Liberation Sans4" svg:font-family="'Liberation Sans'" style:font-adornments="Vet" style:font-family-generic="swiss" style:font-pitch="variable"/>
    <style:font-face style:name="Liberation Sans5" svg:font-family="'Liberation Sans'" style:font-adornments="Vet cursief" style:font-family-generic="swiss" style:font-pitch="variable"/>
    <style:font-face style:name="Lucida Sans Unicode" svg:font-family="'Lucida Sans Unicode'" style:font-pitch="variable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font-name-asian="Arial Unicode MS" style:font-size-asian="12pt" style:language-asian="nl" style:country-asian="NL" style:font-name-complex="Tahoma1" style:font-size-complex="12pt" style:language-complex="nl" style:country-complex="NL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9cm" style:writing-mode="lr-tb"/>
      <style:text-properties style:use-window-font-color="true" loext:opacity="0%" style:font-name="Times New Roman" fo:font-size="12pt" fo:language="en" fo:country="US" style:font-name-asian="Arial Unicode MS" style:font-size-asian="12pt" style:language-asian="nl" style:country-asian="NL" style:font-name-complex="Tahoma1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fo:hyphenation-keep="auto" loext:hyphenation-keep-type="column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3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1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3" fo:font-family="'Liberation Sans'" style:font-style-name="Standaard" style:font-family-generic="swiss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3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kst_20_zonder_20_opmaak" style:display-name="Tekst zonder opmaak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Heading_20_1" style:display-name="Heading 1" style:family="paragraph" style:parent-style-name="Heading" style:next-style-name="Text_20_body" style:default-outline-level="1" style:class="chapter">
      <style:text-properties style:font-name="Times New Roman" fo:font-family="'Times New Roman'" style:font-family-generic="roman" style:font-pitch="variable" fo:font-size="24pt" fo:font-weight="bold" style:font-name-asian="DejaVu Sans1" style:font-family-asian="'DejaVu Sans'" style:font-family-generic-asian="system" style:font-pitch-asian="variable" style:font-size-asian="24pt" style:font-weight-asian="bold" style:font-name-complex="DejaVu Sans1" style:font-family-complex="'DejaVu Sans'" style:font-family-generic-complex="system" style:font-pitch-complex="variable" style:font-size-complex="24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3" fo:font-family="'Liberation Sans'" style:font-style-name="Standaard" style:font-family-generic="swiss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WW-Absatz-Standardschriftart" style:family="text"/>
    <style:style style:name="WW-Opsommingstekens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WW-Standaardalinea-lettertype" style:family="text"/>
    <style:style style:name="WW-Opsommingstekens1" style:family="text"/>
    <style:style style:name="User_20_Entry" style:display-name="User Entry" style:family="text">
      <style:text-properties style:font-name="Liberation Mono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Liberation Sans2" fo:font-family="'Liberation Sans'" style:font-style-name="Cursief" style:font-family-generic="swiss" style:font-pitch="variable" fo:font-size="12pt" fo:font-style="italic" style:text-underline-style="none" fo:background-color="transparent" style:font-style-asian="italic" style:font-style-complex="italic" loext:shadow="none"/>
    </style:style>
    <style:style style:name="Strong_20_Emphasis" style:display-name="Strong Emphasis" style:family="text">
      <style:text-properties style:font-name="Liberation Sans4" fo:font-family="'Liberation Sans'" style:font-style-name="Vet" style:font-family-generic="swiss" style:font-pitch="variable" fo:font-size="12pt" fo:font-weight="bold" style:font-weight-asian="bold" style:font-weight-complex="bold"/>
    </style:style>
    <style:style style:name="Definition" style:family="text">
      <style:text-properties fo:color="#000000" loext:opacity="100%" style:font-name="Liberation Sans5" fo:font-family="'Liberation Sans'" style:font-style-name="Vet cursief" style:font-family-generic="swiss" style:font-pitch="variable" fo:font-size="11pt" fo:font-style="italic" fo:font-weight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style:font-style-asian="italic" style:font-style-complex="italic" loext:padding="0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fo:language="en" fo:country="US"/>
    </style:style>
    <style:style style:name="MP2" style:family="paragraph" style:parent-style-name="Foot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fo:language="en" fo:country="US" style:font-size-asian="10pt" style:font-size-complex="10pt"/>
    </style:style>
    <style:style style:name="MP3" style:family="paragraph" style:parent-style-name="Footer">
      <style:paragraph-properties fo:text-align="start" style:justify-single-word="false"/>
    </style:style>
    <style:style style:name="MP4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fo:language="en" fo:country="US" officeooo:paragraph-rsid="00cf6ccb"/>
    </style:style>
    <style:style style:name="MP5" style:family="paragraph" style:parent-style-name="Footer">
      <style:text-properties fo:language="en" fo:country="US"/>
    </style:style>
    <style:style style:name="MT1" style:family="text">
      <style:text-properties fo:language="en" fo:country="US" style:language-asian="nl" style:country-asian="NL"/>
    </style:style>
    <style:style style:name="MT2" style:family="text">
      <style:text-properties fo:language="en" fo:country="US"/>
    </style:style>
    <style:style style:name="MT3" style:family="text">
      <style:text-properties fo:color="#000000" loext:opacity="100%" style:text-line-through-style="none" style:text-line-through-type="none" style:font-name="Ubuntu1" fo:font-size="11pt" fo:language="en" fo:country="US" fo:font-style="normal" style:text-underline-style="none" fo:font-weight="normal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MT4" style:family="text">
      <style:text-properties fo:language="en" fo:country="US" officeooo:rsid="01fb28e8"/>
    </style:style>
    <style:style style:name="MT5" style:family="text">
      <style:text-properties fo:language="en" fo:country="US" officeooo:rsid="014eeaf0"/>
    </style:style>
    <style:style style:name="MT6" style:family="text">
      <style:text-properties style:language-asian="nl" style:country-asian="NL"/>
    </style:style>
    <style:style style:name="MT7" style:family="text">
      <style:text-properties officeooo:rsid="01f5e6f6" style:language-asian="nl" style:country-asian="NL"/>
    </style:style>
    <style:style style:name="MT8" style:family="text">
      <style:text-properties officeooo:rsid="014ea810" style:language-asian="nl" style:country-asian="NL"/>
    </style:style>
    <style:style style:name="MT9" style:family="text">
      <style:text-properties officeooo:rsid="014ea810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file-name text:display="name-and-extension">Checklist-transfer-Windows-Desktop-to-Linux-Desktop.odt</text:file-name><text:tab/><text:tab/><text:tab/><text:tab/><text:tab/><text:tab/><text:tab/><text:tab/><text:tab/><text:tab/><text:tab/><text:tab/><text:tab/><text:tab/><text:date style:data-style-name="N36" text:date-value="2025-11-25T21:02:20.162094309">11/25/2025</text:date></text:p>
      </style:header>
      <style:footer>
        <text:p text:style-name="MP2"/>
        <text:p text:style-name="MP3"><text:span text:style-name="MT1">Karel Zimmer</text:span><text:span text:style-name="MT2"><text:tab/> <text:s text:c="25"/></text:span><text:span text:style-name="Strong_20_Emphasis"><text:span text:style-name="MT3"><text:tab/><text:tab/><text:tab/><text:tab/><text:tab/><text:tab/><text:tab/></text:span></text:span><text:span text:style-name="MT2"><text:tab/><text:tab/><text:tab/><text:tab/><text:tab/></text:span><text:span text:style-name="MT4">Page</text:span><text:span text:style-name="MT5"> </text:span><text:span text:style-name="MT2"><text:page-number style:num-format="1" text:select-page="current">4</text:page-number></text:span><text:span text:style-name="MT2"><text:s/></text:span><text:span text:style-name="MT5">van </text:span><text:span text:style-name="MT2"><text:page-count style:num-format="1">4</text:page-count></text:span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irst_20_Page" style:display-name="First Page" style:page-layout-name="Mpm4" draw:style-name="Mdp1" style:next-style-name="Standard">
      <style:header>
        <text:p text:style-name="MP4"><text:file-name text:display="name">Checklist-transfer-Windows-Desktop-to-Linux-Desktop</text:file-name><text:tab/><text:tab/><text:tab/><text:tab/><text:tab/><text:tab/><text:tab/><text:tab/><text:tab/><text:tab/><text:tab/><text:tab/><text:tab/><text:tab/><text:date style:data-style-name="N36" text:date-value="2025-11-25T21:02:20.163695462">11/25/2025</text:date></text:p>
      </style:header>
      <style:footer>
        <text:p text:style-name="MP5"><text:span text:style-name="MT6">Karel Zimmer<text:tab/><text:tab/><text:tab/><text:tab/><text:tab/><text:tab/><text:tab/><text:tab/><text:tab/><text:tab/><text:tab/><text:tab/><text:tab/><text:tab/></text:span><text:span text:style-name="MT7">Page</text:span><text:span text:style-name="MT8"> </text:span><text:page-number style:num-format="1" text:select-page="current">1</text:page-number><text:s/><text:span text:style-name="MT9">van </text:span><text:page-count style:num-format="1">4</text:page-count></text:p>
      </style:footer>
    </style:master-page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  <dc:subject>Installatie PC software</dc:subject>
    <meta:initial-creator>Karel Zimmer</meta:initial-creator>
    <meta:creation-date>1995-11-21T17:41:00</meta:creation-date>
    <dc:date>2025-11-25T21:02:20.086134636</dc:date>
    <meta:print-date>2014-01-05T10:21:33.960023988</meta:print-date>
    <meta:keyword>Installatie</meta:keyword>
    <meta:keyword>Checklist</meta:keyword>
    <meta:keyword>Linux</meta:keyword>
    <meta:editing-cycles>2589</meta:editing-cycles>
    <meta:editing-duration>P5DT9H27M10S</meta:editing-duration>
    <meta:printed-by>Karel Zimmer</meta:printed-by>
    <meta:document-statistic meta:table-count="8" meta:image-count="2" meta:object-count="0" meta:page-count="4" meta:paragraph-count="90" meta:word-count="485" meta:character-count="3263" meta:non-whitespace-character-count="2770"/>
    <meta:user-defined meta:name="Info 1"/>
    <meta:user-defined meta:name="Info 2"/>
    <meta:user-defined meta:name="Info 3"/>
    <meta:user-defined meta:name="Info 4"/>
  </office:meta>
</office:document-meta>
</file>